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monaco, monospace"/>
    <style:font-face style:name="Inter-Regular" svg:font-family="Inter-Regular, system-ui, apple-system, BlinkMacSystemFont, 'Segoe UI', Roboto, 'Helvetica Neue', Helvetica, Arial, sans-serif"/>
    <style:font-face style:name="JetBrains Mono" svg:font-family="'JetBrains Mono', 'var wt-font-family-mono'"/>
    <style:font-face style:name="Menlo" svg:font-family="Menlo, Monaco, Consolas, 'Courier New', monospace"/>
    <style:font-face style:name="Open Sans" svg:font-family="'Open Sans', sans-serif"/>
    <style:font-face style:name="Roboto" svg:font-family="Roboto, 'Helvetica Neue', Helvetica, Arial, sans-serif"/>
    <style:font-face style:name="SFMono-Regular2" svg:font-family="SFMono-Regular, Consolas, 'Liberation Mono', Menlo, Courier, monospace"/>
    <style:font-face style:name="SFMono-Regular" svg:font-family="SFMono-Regular, Menlo, Monaco, Consolas, 'Liberation Mono', 'Courier New', monospace"/>
    <style:font-face style:name="SFMono-Regular1" svg:font-family="SFMono-Regular, Menlo, Monaco, Consolas, 'liberation mono', 'courier new', monospace"/>
    <style:font-face style:name="Segoe UI" svg:font-family="'Segoe UI', 'Helvetica Neue', Helvetica, Arial, sans-serif"/>
    <style:font-face style:name="Ubuntu Mono" svg:font-family="'Ubuntu Mono', consolas, monaco, monospace"/>
    <style:font-face style:name="charter" svg:font-family="charter, Georgia, Cambria, 'Times New Roman', Times, serif"/>
    <style:font-face style:name="inherit" svg:font-family="inherit"/>
    <style:font-face style:name="lato" svg:font-family="lato, Roboto, 'Open Sans', sans-serif"/>
    <style:font-face style:name="monospace" svg:font-family="monospace"/>
    <style:font-face style:name="system-ui" svg:font-family="system-ui, apple-system, BlinkMacSystemFont, 'Segoe UI', Roboto, Oxygen, Ubuntu, Cantarell, 'Droid Sans', 'Helvetica Neue',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925in" table:align="left"/>
    </style:style>
    <style:style style:name="Table3.A" style:family="table-column">
      <style:table-column-properties style:column-width="0.0861in"/>
    </style:style>
    <style:style style:name="Table3.B" style:family="table-column">
      <style:table-column-properties style:column-width="6.8389in"/>
    </style:style>
    <style:style style:name="Table3.A1" style:family="table-cell">
      <style:table-cell-properties style:vertical-align="middle" fo:padding="0.0194in" fo:border="none"/>
    </style:style>
    <style:style style:name="Table3.B1" style:family="table-cell">
      <style:table-cell-properties style:vertical-align="middle" fo:padding-left="0.0194in" fo:padding-right="0in" fo:padding-top="0in" fo:padding-bottom="0in" fo:border-left="0.05pt solid #ddddd8" fo:border-right="none" fo:border-top="none" fo:border-bottom="none"/>
    </style:style>
    <style:style style:name="Table4" style:family="table">
      <style:table-properties style:width="6.925in" table:align="left"/>
    </style:style>
    <style:style style:name="Table4.A" style:family="table-column">
      <style:table-column-properties style:column-width="6.925in"/>
    </style:style>
    <style:style style:name="Table4.A1" style:family="table-cell">
      <style:table-cell-properties style:vertical-align="middle" fo:padding-left="0.0194in" fo:padding-right="0in" fo:padding-top="0in" fo:padding-bottom="0in" fo:border-left="0.05pt solid #ddddd8" fo:border-right="none" fo:border-top="none" fo:border-bottom="none"/>
    </style:style>
    <style:style style:name="P1" style:family="paragraph" style:parent-style-name="Standard">
      <style:text-properties officeooo:rsid="0010f306" officeooo:paragraph-rsid="0010f306"/>
    </style:style>
    <style:style style:name="P2" style:family="paragraph" style:parent-style-name="Standard">
      <style:text-properties officeooo:rsid="0010f306" officeooo:paragraph-rsid="001e58bb"/>
    </style:style>
    <style:style style:name="P3" style:family="paragraph" style:parent-style-name="Standard">
      <style:text-properties officeooo:rsid="003fc00e" officeooo:paragraph-rsid="0010f306"/>
    </style:style>
    <style:style style:name="P4" style:family="paragraph" style:parent-style-name="Standard">
      <style:text-properties officeooo:rsid="0040f8c2" officeooo:paragraph-rsid="0010f306"/>
    </style:style>
    <style:style style:name="P5" style:family="paragraph" style:parent-style-name="Standard">
      <style:text-properties officeooo:rsid="00429c3a" officeooo:paragraph-rsid="0010f306"/>
    </style:style>
    <style:style style:name="P6" style:family="paragraph" style:parent-style-name="Standard">
      <style:text-properties fo:background-color="#fff200"/>
    </style:style>
    <style:style style:name="P7" style:family="paragraph" style:parent-style-name="Standard">
      <style:text-properties officeooo:rsid="00429c3a" officeooo:paragraph-rsid="0010f306" fo:background-color="#fff200"/>
    </style:style>
    <style:style style:name="P8" style:family="paragraph" style:parent-style-name="Standard">
      <style:text-properties officeooo:rsid="0044d4bd" officeooo:paragraph-rsid="0010f306"/>
    </style:style>
    <style:style style:name="P9" style:family="paragraph" style:parent-style-name="Standard">
      <style:text-properties officeooo:paragraph-rsid="0010f306"/>
    </style:style>
    <style:style style:name="P10" style:family="paragraph" style:parent-style-name="Standard">
      <style:text-properties officeooo:rsid="00133e3a" officeooo:paragraph-rsid="00133e3a"/>
    </style:style>
    <style:style style:name="P11" style:family="paragraph" style:parent-style-name="Standard">
      <style:text-properties officeooo:rsid="00161a32" officeooo:paragraph-rsid="00161a32"/>
    </style:style>
    <style:style style:name="P12" style:family="paragraph" style:parent-style-name="Standard">
      <style:text-properties officeooo:paragraph-rsid="0017adcd"/>
    </style:style>
    <style:style style:name="P13" style:family="paragraph" style:parent-style-name="Standard">
      <style:text-properties officeooo:paragraph-rsid="00192750"/>
    </style:style>
    <style:style style:name="P14" style:family="paragraph" style:parent-style-name="Standard">
      <style:text-properties fo:font-variant="normal" fo:text-transform="none" fo:color="#292929" style:font-name="charter" fo:font-size="15.75pt" fo:letter-spacing="normal" fo:font-style="normal" fo:font-weight="normal" fo:background-color="#fff200"/>
    </style:style>
    <style:style style:name="P15"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a5568" style:font-name="lato" fo:font-size="12pt" fo:letter-spacing="normal" fo:font-style="normal" fo:font-weight="normal" officeooo:paragraph-rsid="0010f306" fo:background-color="#fff200" loext:padding="0.1563in" loext:border="0.06pt solid #faebcc"/>
    </style:style>
    <style:style style:name="P16"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a5568" style:font-name="lato" fo:font-size="12pt" fo:letter-spacing="normal" fo:font-style="normal" fo:font-weight="bold" officeooo:paragraph-rsid="0010f306" fo:background-color="#fff200" style:font-weight-asian="bold" style:font-weight-complex="bold" loext:padding="0.1563in" loext:border="0.06pt solid #faebcc"/>
    </style:style>
    <style:style style:name="P1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officeooo:paragraph-rsid="0010f306"/>
    </style:style>
    <style:style style:name="P1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a5568" style:font-name="lato" fo:font-size="12pt" fo:letter-spacing="normal" fo:font-style="normal" fo:font-weight="normal" officeooo:paragraph-rsid="0010f306"/>
    </style:style>
    <style:style style:name="P1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e83e8c" style:font-name="SFMono-Regular" fo:font-size="10.5pt" fo:letter-spacing="normal" fo:font-style="normal" fo:font-weight="normal" officeooo:paragraph-rsid="0010f306"/>
    </style:style>
    <style:style style:name="P20"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SFMono-Regular" fo:font-size="10.5pt" fo:letter-spacing="normal" fo:font-style="normal" fo:font-weight="normal" officeooo:paragraph-rsid="0010f306" fo:background-color="#fafafa" loext:padding="0in" loext:border="none"/>
    </style:style>
    <style:style style:name="P21"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SFMono-Regular" fo:font-size="10.5pt" fo:letter-spacing="normal" fo:font-style="normal" fo:font-weight="normal" officeooo:paragraph-rsid="0010f306"/>
    </style:style>
    <style:style style:name="P22"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e83e8c" style:font-name="SFMono-Regular" fo:font-size="10.5pt" fo:letter-spacing="normal" fo:font-style="normal" fo:font-weight="normal" officeooo:paragraph-rsid="0010f306"/>
    </style:style>
    <style:style style:name="P23"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officeooo:paragraph-rsid="0010f306"/>
    </style:style>
    <style:style style:name="P24" style:family="paragraph" style:parent-style-name="Quotations">
      <style:paragraph-properties fo:margin-left="0in" fo:margin-right="0in" fo:text-indent="0in" style:auto-text-indent="false"/>
      <style:text-properties officeooo:paragraph-rsid="0014221f"/>
    </style:style>
    <style:style style:name="P25" style:family="paragraph" style:parent-style-name="Quotations">
      <style:paragraph-properties fo:margin-left="0in" fo:margin-right="0in" fo:margin-top="0in" fo:margin-bottom="0.2083in" loext:contextual-spacing="false" fo:orphans="2" fo:widows="2" fo:text-indent="0in" style:auto-text-indent="false" fo:padding-left="0.2083in" fo:padding-right="0in" fo:padding-top="0in" fo:padding-bottom="0in" fo:border-left="3.74pt solid #eeeeee" fo:border-right="none" fo:border-top="none" fo:border-bottom="none"/>
      <style:text-properties officeooo:paragraph-rsid="001353e0"/>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officeooo:paragraph-rsid="0010f306"/>
    </style:style>
    <style:style style:name="P28" style:family="paragraph" style:parent-style-name="Text_20_body">
      <style:paragraph-properties fo:margin-left="0in" fo:margin-right="0in" fo:text-align="start" style:justify-single-word="false" fo:orphans="2" fo:widows="2" fo:text-indent="0in" style:auto-text-indent="false"/>
    </style:style>
    <style:style style:name="P29" style:family="paragraph" style:parent-style-name="Text_20_body">
      <style:paragraph-properties fo:margin-left="0in" fo:margin-right="0in" fo:text-indent="0in" style:auto-text-indent="false"/>
      <style:text-properties officeooo:paragraph-rsid="0014221f"/>
    </style:style>
    <style:style style:name="P30" style:family="paragraph" style:parent-style-name="Text_20_body">
      <style:paragraph-properties fo:margin-left="0in" fo:margin-right="0in" fo:text-indent="0in" style:auto-text-indent="false"/>
      <style:text-properties officeooo:paragraph-rsid="001523f8"/>
    </style:style>
    <style:style style:name="P31" style:family="paragraph" style:parent-style-name="Text_20_body">
      <style:paragraph-properties fo:margin-left="0in" fo:margin-right="0in" fo:text-indent="0in" style:auto-text-indent="false"/>
      <style:text-properties officeooo:paragraph-rsid="001606a7"/>
    </style:style>
    <style:style style:name="P32" style:family="paragraph" style:parent-style-name="Text_20_body">
      <style:paragraph-properties fo:margin-left="0in" fo:margin-right="0in" fo:text-indent="0in" style:auto-text-indent="false"/>
      <style:text-properties fo:font-weight="bold" officeooo:rsid="00161a32" officeooo:paragraph-rsid="00161a32" style:font-weight-asian="bold" style:font-weight-complex="bold"/>
    </style:style>
    <style:style style:name="P33" style:family="paragraph" style:parent-style-name="Text_20_body">
      <style:paragraph-properties fo:margin-left="0in" fo:margin-right="0in" fo:line-height="175%" fo:orphans="2" fo:widows="2" fo:text-indent="0in" style:auto-text-indent="false"/>
    </style:style>
    <style:style style:name="P34"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officeooo:rsid="0010f306" officeooo:paragraph-rsid="001d9874"/>
    </style:style>
    <style:style style:name="P35" style:family="paragraph" style:parent-style-name="Preformatted_20_Text">
      <loext:graphic-properties draw:fill="none" draw:fill-color="#ffffff"/>
      <style:paragraph-properties fo:margin-left="0in" fo:margin-right="0in" fo:margin-top="0in" fo:margin-bottom="0in" loext:contextual-spacing="false" style:line-height-at-least="0.25in" fo:text-align="start" style:justify-single-word="false" fo:orphans="2" fo:widows="2" fo:text-indent="0in" style:auto-text-indent="false" fo:background-color="transparent" fo:padding="0in" fo:border="none"/>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a5568" style:font-name="lato" fo:font-size="12pt" fo:letter-spacing="normal" fo:font-style="normal" fo:font-weight="normal" officeooo:paragraph-rsid="0010f306"/>
    </style:style>
    <style:style style:name="P37" style:family="paragraph" style:parent-style-name="Text_20_body">
      <style:paragraph-properties fo:margin-left="0in" fo:margin-right="0in" fo:margin-top="0in" fo:margin-bottom="0.1043in" loext:contextual-spacing="false" style:line-height-at-least="0.25in" fo:orphans="2" fo:widows="2" fo:text-indent="0in" style:auto-text-indent="false"/>
      <style:text-properties fo:font-variant="normal" fo:text-transform="none" fo:color="#33444d" style:font-name="Open Sans" fo:font-size="10.5pt" fo:letter-spacing="normal" fo:font-style="normal" fo:font-weight="normal"/>
    </style:style>
    <style:style style:name="P38" style:family="paragraph" style:parent-style-name="Preformatted_20_Text">
      <loext:graphic-properties draw:fill="solid" draw:fill-color="#f5f8fa" draw:opacity="100%"/>
      <style:paragraph-properties fo:margin-left="0in" fo:margin-right="0in" fo:margin-top="0in" fo:margin-bottom="0.1043in" loext:contextual-spacing="false" fo:line-height="142%" fo:orphans="2" fo:widows="2" fo:text-indent="0in" style:auto-text-indent="false" fo:background-color="#f5f8fa" fo:padding="0in" fo:border="none"/>
    </style:style>
    <style:style style:name="P39" style:family="paragraph" style:parent-style-name="Preformatted_20_Text">
      <style:paragraph-properties fo:margin-left="0in" fo:margin-right="0in" fo:text-indent="0in" style:auto-text-indent="false"/>
      <style:text-properties officeooo:paragraph-rsid="0010f306"/>
    </style:style>
    <style:style style:name="P40" style:family="paragraph" style:parent-style-name="Preformatted_20_Text">
      <style:paragraph-properties fo:margin-left="0in" fo:margin-right="0in" fo:text-indent="0in" style:auto-text-indent="false"/>
      <style:text-properties officeooo:rsid="00161a32" officeooo:paragraph-rsid="00161a32"/>
    </style:style>
    <style:style style:name="P41" style:family="paragraph" style:parent-style-name="Table_20_Contents">
      <style:text-properties fo:font-size="2pt" officeooo:paragraph-rsid="0010f306" style:font-size-asian="2pt" style:font-size-complex="2pt"/>
    </style:style>
    <style:style style:name="P42" style:family="paragraph" style:parent-style-name="Table_20_Contents">
      <style:paragraph-properties fo:margin-top="0in" fo:margin-bottom="0in" loext:contextual-spacing="false"/>
      <style:text-properties officeooo:paragraph-rsid="0010f306"/>
    </style:style>
    <style:style style:name="P43" style:family="paragraph" style:parent-style-name="Preformatted_20_Text">
      <loext:graphic-properties draw:fill="solid" draw:fill-color="#f6f6f6" draw:opacity="100%"/>
      <style:paragraph-properties fo:margin-top="0in" fo:margin-bottom="0in" loext:contextual-spacing="false" fo:text-align="start" style:justify-single-word="false" fo:orphans="2" fo:widows="2" fo:background-color="#f6f6f6"/>
      <style:text-properties officeooo:paragraph-rsid="0010f306"/>
    </style:style>
    <style:style style:name="P44" style:family="paragraph" style:parent-style-name="Quotations">
      <loext:graphic-properties draw:fill="solid" draw:fill-color="#f6fafe" draw:opacity="100%"/>
      <style:paragraph-properties fo:margin-left="0.3937in" fo:margin-right="0.3937in" fo:margin-top="0.1563in" fo:margin-bottom="0.1563in" loext:contextual-spacing="false" style:line-height-at-least="0.25in" fo:orphans="2" fo:widows="2" fo:text-indent="0in" style:auto-text-indent="false" fo:background-color="#f6fafe" fo:padding-left="0.2083in" fo:padding-right="0in" fo:padding-top="0in" fo:padding-bottom="0in" fo:border-left="3.74pt solid #147ac8" fo:border-right="none" fo:border-top="none" fo:border-bottom="none"/>
    </style:style>
    <style:style style:name="P45" style:family="paragraph" style:parent-style-name="Text_20_body">
      <style:text-properties officeooo:rsid="0010f306" officeooo:paragraph-rsid="0010f306"/>
    </style:style>
    <style:style style:name="P46" style:family="paragraph" style:parent-style-name="Text_20_body">
      <style:text-properties officeooo:paragraph-rsid="0010f306"/>
    </style:style>
    <style:style style:name="P47" style:family="paragraph" style:parent-style-name="Text_20_body">
      <style:text-properties fo:font-variant="normal" fo:text-transform="none" fo:color="#27282c" style:font-name="system-ui" fo:font-size="11.25pt" fo:letter-spacing="normal" fo:font-style="normal" fo:font-weight="normal" officeooo:rsid="001badbd" officeooo:paragraph-rsid="001badbd"/>
    </style:style>
    <style:style style:name="P48" style:family="paragraph" style:parent-style-name="Text_20_body">
      <style:text-properties officeooo:rsid="001badbd" officeooo:paragraph-rsid="001badbd"/>
    </style:style>
    <style:style style:name="P49" style:family="paragraph" style:parent-style-name="Text_20_body">
      <style:text-properties officeooo:rsid="001eaf76" officeooo:paragraph-rsid="001eaf76"/>
    </style:style>
    <style:style style:name="P50" style:family="paragraph" style:parent-style-name="Text_20_body">
      <style:paragraph-properties fo:margin-left="0.0311in" fo:margin-right="0.0311in" fo:margin-top="0.0311in" fo:margin-bottom="0.0311in" loext:contextual-spacing="false" fo:text-align="start" style:justify-single-word="false" fo:orphans="2" fo:widows="2" fo:text-indent="0in" style:auto-text-indent="false"/>
    </style:style>
    <style:style style:name="P51" style:family="paragraph" style:parent-style-name="Preformatted_20_Text">
      <loext:graphic-properties draw:fill="solid" draw:fill-color="#1e1e1e" draw:opacity="100%"/>
      <style:paragraph-properties fo:margin-left="0.0311in" fo:margin-right="0.0311in" fo:margin-top="0.0311in" fo:margin-bottom="0.0311in" loext:contextual-spacing="false" fo:line-height="140%" fo:text-align="start" style:justify-single-word="false" fo:orphans="2" fo:widows="2" fo:text-indent="0in" style:auto-text-indent="false" fo:background-color="#1e1e1e" fo:padding="0in" fo:border="none"/>
    </style:style>
    <style:style style:name="P52" style:family="paragraph" style:parent-style-name="Text_20_body">
      <style:paragraph-properties fo:padding="0.0193in" fo:border="0.06pt solid #e5e7eb"/>
    </style:style>
    <style:style style:name="P53" style:family="paragraph" style:parent-style-name="Preformatted_20_Text">
      <style:text-properties officeooo:rsid="002bba15" officeooo:paragraph-rsid="0010f306"/>
    </style:style>
    <style:style style:name="P54" style:family="paragraph" style:parent-style-name="Preformatted_20_Text">
      <style:text-properties fo:font-variant="normal" fo:text-transform="none" fo:color="#212529" style:font-name="SFMono-Regular" fo:font-size="10.5pt" fo:letter-spacing="normal" fo:font-style="normal" fo:font-weight="normal" officeooo:rsid="002ebf66" officeooo:paragraph-rsid="0010f306" fo:background-color="#fafafa" loext:padding="0in" loext:border="none"/>
    </style:style>
    <style:style style:name="P55" style:family="paragraph" style:parent-style-name="Preformatted_20_Text">
      <style:text-properties officeooo:paragraph-rsid="0010f306"/>
    </style:style>
    <style:style style:name="P56" style:family="paragraph" style:parent-style-name="Preformatted_20_Text">
      <style:text-properties officeooo:rsid="00133e3a" officeooo:paragraph-rsid="00133e3a"/>
    </style:style>
    <style:style style:name="P57" style:family="paragraph" style:parent-style-name="Preformatted_20_Text">
      <style:text-properties officeooo:rsid="00161a32" officeooo:paragraph-rsid="00161a32"/>
    </style:style>
    <style:style style:name="P58" style:family="paragraph" style:parent-style-name="Preformatted_20_Text">
      <style:paragraph-properties fo:margin-top="0in" fo:margin-bottom="0.0972in" loext:contextual-spacing="false" fo:text-align="start" style:justify-single-word="false" fo:orphans="2" fo:widows="2"/>
      <style:text-properties officeooo:paragraph-rsid="0010f306"/>
    </style:style>
    <style:style style:name="P59" style:family="paragraph" style:parent-style-name="Preformatted_20_Text">
      <style:paragraph-properties fo:margin-top="0in" fo:margin-bottom="0.1965in" loext:contextual-spacing="false" fo:padding="0.0193in" fo:border="0.06pt solid #e5e7eb"/>
    </style:style>
    <style:style style:name="P60" style:family="paragraph" style:parent-style-name="Standard">
      <style:text-properties fo:font-weight="bold" officeooo:rsid="00133e3a" officeooo:paragraph-rsid="00133e3a" style:font-weight-asian="bold" style:font-weight-complex="bold"/>
    </style:style>
    <style:style style:name="P61" style:family="paragraph" style:parent-style-name="Standard">
      <style:text-properties fo:font-weight="bold" officeooo:rsid="003fc00e" officeooo:paragraph-rsid="0010f306" fo:background-color="#fff200" style:font-weight-asian="bold" style:font-weight-complex="bold"/>
    </style:style>
    <style:style style:name="P62" style:family="paragraph" style:parent-style-name="Standard" style:list-style-name="L6">
      <style:text-properties fo:background-color="#fff200"/>
    </style:style>
    <style:style style:name="P63" style:family="paragraph" style:parent-style-name="Standard">
      <style:text-properties officeooo:rsid="0023bcb2" officeooo:paragraph-rsid="0023bcb2" fo:background-color="#fff200"/>
    </style:style>
    <style:style style:name="P64" style:family="paragraph" style:parent-style-name="Standard">
      <style:text-properties officeooo:rsid="003fc00e" officeooo:paragraph-rsid="0010f306"/>
    </style:style>
    <style:style style:name="P65" style:family="paragraph" style:parent-style-name="Standard">
      <style:text-properties fo:font-variant="normal" fo:text-transform="none" fo:color="#292929" style:font-name="charter" fo:font-size="15.75pt" fo:letter-spacing="normal" fo:font-style="normal" fo:font-weight="normal" fo:background-color="#fff200"/>
    </style:style>
    <style:style style:name="P66" style:family="paragraph" style:parent-style-name="Text_20_body">
      <style:paragraph-properties fo:margin-left="0in" fo:margin-right="0in" fo:margin-top="0in" fo:margin-bottom="0.2083in" loext:contextual-spacing="false" fo:orphans="2" fo:widows="2" fo:text-indent="0in" style:auto-text-indent="false" fo:padding-left="0.2083in" fo:padding-right="0in" fo:padding-top="0in" fo:padding-bottom="0in" fo:border-left="3.74pt solid #eeeeee" fo:border-right="none" fo:border-top="none" fo:border-bottom="none"/>
      <style:text-properties fo:font-variant="normal" fo:text-transform="none" fo:color="#444444" style:font-name="Segoe UI" fo:font-size="12pt" fo:letter-spacing="normal" fo:font-style="normal" fo:font-weight="normal" officeooo:paragraph-rsid="001353e0"/>
    </style:style>
    <style:style style:name="P67" style:family="paragraph" style:parent-style-name="Text_20_body" style:list-style-name="L1">
      <style:paragraph-properties fo:margin-left="0in" fo:margin-right="0in" fo:margin-top="0in" fo:margin-bottom="0.1043in" loext:contextual-spacing="false" style:line-height-at-least="0.25in" fo:orphans="2" fo:widows="2" fo:text-indent="0in" style:auto-text-indent="false"/>
      <style:text-properties fo:font-variant="normal" fo:text-transform="none" fo:color="#33444d" style:font-name="Open Sans" fo:font-size="10.5pt" fo:letter-spacing="normal" fo:font-style="normal" fo:font-weight="normal"/>
    </style:style>
    <style:style style:name="P68" style:family="paragraph" style:parent-style-name="Text_20_body" style:list-style-name="L2">
      <style:paragraph-properties fo:margin-left="0in" fo:margin-right="0in" fo:margin-top="0in" fo:margin-bottom="0.1043in" loext:contextual-spacing="false" style:line-height-at-least="0.25in" fo:orphans="2" fo:widows="2" fo:text-indent="0in" style:auto-text-indent="false"/>
      <style:text-properties fo:font-variant="normal" fo:text-transform="none" fo:color="#33444d" style:font-name="Open Sans" fo:font-size="10.5pt" fo:letter-spacing="normal" fo:font-style="normal" fo:font-weight="normal"/>
    </style:style>
    <style:style style:name="P69" style:family="paragraph" style:parent-style-name="Text_20_body" style:list-style-name="L1">
      <style:paragraph-properties fo:margin-left="0in" fo:margin-right="0in" fo:margin-top="0.1563in" fo:margin-bottom="0.1563in" loext:contextual-spacing="false" style:line-height-at-least="0.25in" fo:orphans="2" fo:widows="2" fo:text-indent="0in" style:auto-text-indent="false"/>
    </style:style>
    <style:style style:name="P70" style:family="paragraph" style:parent-style-name="Text_20_body" style:list-style-name="L2">
      <style:paragraph-properties fo:margin-left="0in" fo:margin-right="0in" fo:margin-top="0.1563in" fo:margin-bottom="0.1563in" loext:contextual-spacing="false" style:line-height-at-least="0.25in" fo:orphans="2" fo:widows="2" fo:text-indent="0in" style:auto-text-indent="false"/>
    </style:style>
    <style:style style:name="P71" style:family="paragraph" style:parent-style-name="Text_20_body">
      <style:paragraph-properties fo:margin-left="0in" fo:margin-right="0in" fo:text-indent="0in" style:auto-text-indent="false"/>
      <style:text-properties fo:font-variant="normal" fo:text-transform="none" fo:color="#444444" style:font-name="Segoe UI" fo:font-size="12pt" fo:letter-spacing="normal" fo:font-style="normal" fo:font-weight="normal" officeooo:paragraph-rsid="0014221f"/>
    </style:style>
    <style:style style:name="P72" style:family="paragraph" style:parent-style-name="Text_20_body">
      <style:paragraph-properties fo:margin-left="0in" fo:margin-right="0in" fo:text-indent="0in" style:auto-text-indent="false"/>
      <style:text-properties fo:font-variant="normal" fo:text-transform="none" fo:color="#444444" style:font-name="Segoe UI" fo:font-size="12pt" fo:letter-spacing="normal" fo:font-style="normal" fo:font-weight="normal" officeooo:paragraph-rsid="001523f8"/>
    </style:style>
    <style:style style:name="P73" style:family="paragraph" style:parent-style-name="Text_20_body">
      <style:paragraph-properties fo:margin-left="0in" fo:margin-right="0in" fo:text-indent="0in" style:auto-text-indent="false"/>
      <style:text-properties fo:font-variant="normal" fo:text-transform="none" fo:color="#444444" style:font-name="Segoe UI" fo:font-size="12pt" fo:letter-spacing="normal" fo:font-style="normal" fo:font-weight="normal" officeooo:paragraph-rsid="001606a7"/>
    </style:style>
    <style:style style:name="P74" style:family="paragraph" style:parent-style-name="Text_20_body">
      <style:paragraph-properties fo:margin-left="0in" fo:margin-right="0in" fo:text-indent="0in" style:auto-text-indent="false"/>
      <style:text-properties fo:font-variant="normal" fo:text-transform="none" fo:color="#444444" style:font-name="Segoe UI" fo:font-size="12pt" fo:letter-spacing="normal" fo:font-style="normal" fo:font-weight="normal" officeooo:rsid="00161a32" officeooo:paragraph-rsid="00161a32"/>
    </style:style>
    <style:style style:name="P75" style:family="paragraph" style:parent-style-name="Text_20_body">
      <style:paragraph-properties fo:margin-left="0in" fo:margin-right="0in" fo:line-height="175%" fo:orphans="2" fo:widows="2" fo:text-indent="0in" style:auto-text-indent="false"/>
      <style:text-properties fo:font-variant="normal" fo:text-transform="none" fo:color="#244357" style:font-name="Open Sans" fo:font-size="10.5pt" fo:letter-spacing="normal" fo:font-style="normal" fo:font-weight="normal"/>
    </style:style>
    <style:style style:name="P7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77"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0f306"/>
    </style:style>
    <style:style style:name="P78"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a5568" style:font-name="lato" fo:font-size="12pt" fo:letter-spacing="normal" fo:font-style="normal" fo:font-weight="normal" officeooo:paragraph-rsid="0010f306"/>
    </style:style>
    <style:style style:name="P79" style:family="paragraph" style:parent-style-name="Text_20_body" style:list-style-name="L5">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style>
    <style:style style:name="P80" style:family="paragraph" style:parent-style-name="Text_20_body">
      <style:text-properties fo:font-variant="normal" fo:text-transform="none" fo:color="#3b454e" style:font-name="Roboto" fo:font-size="12pt" fo:letter-spacing="normal" fo:font-style="normal" fo:font-weight="normal" officeooo:paragraph-rsid="0017adcd"/>
    </style:style>
    <style:style style:name="P81" style:family="paragraph" style:parent-style-name="Preformatted_20_Text" style:list-style-name="L1">
      <loext:graphic-properties draw:fill="solid" draw:fill-color="#f5f8fa" draw:opacity="100%"/>
      <style:paragraph-properties fo:margin-left="0in" fo:margin-right="0in" fo:margin-top="0in" fo:margin-bottom="0.1043in" loext:contextual-spacing="false" fo:line-height="142%" fo:orphans="2" fo:widows="2" fo:text-indent="0in" style:auto-text-indent="false" fo:background-color="#f5f8fa" fo:padding="0in" fo:border="none"/>
    </style:style>
    <style:style style:name="P82" style:family="paragraph" style:parent-style-name="Preformatted_20_Text" style:list-style-name="L2">
      <loext:graphic-properties draw:fill="solid" draw:fill-color="#f5f8fa" draw:opacity="100%"/>
      <style:paragraph-properties fo:margin-left="0in" fo:margin-right="0in" fo:margin-top="0in" fo:margin-bottom="0.1043in" loext:contextual-spacing="false" fo:line-height="142%" fo:orphans="2" fo:widows="2" fo:text-indent="0in" style:auto-text-indent="false" fo:background-color="#f5f8fa" fo:padding="0in" fo:border="none"/>
    </style:style>
    <style:style style:name="P83" style:family="paragraph" style:parent-style-name="Preformatted_20_Text" style:list-style-name="L2">
      <loext:graphic-properties draw:fill="solid" draw:fill-color="#f5f8fa" draw:opacity="100%"/>
      <style:paragraph-properties fo:margin-top="0in" fo:margin-bottom="0.1043in" loext:contextual-spacing="false" fo:line-height="142%" fo:orphans="2" fo:widows="2" fo:background-color="#f5f8fa" fo:padding="0in" fo:border="none"/>
    </style:style>
    <style:style style:name="P84" style:family="paragraph" style:parent-style-name="Heading_20_1">
      <style:text-properties officeooo:paragraph-rsid="0010f306"/>
    </style:style>
    <style:style style:name="P85" style:family="paragraph" style:parent-style-name="Quotations">
      <style:paragraph-properties fo:margin-left="0in" fo:margin-right="0in" fo:margin-top="0in" fo:margin-bottom="0.2083in" loext:contextual-spacing="false" fo:orphans="2" fo:widows="2" fo:text-indent="0in" style:auto-text-indent="false" fo:padding-left="0.2083in" fo:padding-right="0in" fo:padding-top="0in" fo:padding-bottom="0in" fo:border-left="3.74pt solid #eeeeee" fo:border-right="none" fo:border-top="none" fo:border-bottom="none"/>
      <style:text-properties fo:font-variant="normal" fo:text-transform="none" fo:color="#444444" style:font-name="Segoe UI" fo:font-size="12pt" fo:letter-spacing="normal" fo:font-style="normal" fo:font-weight="normal" officeooo:paragraph-rsid="001353e0"/>
    </style:style>
    <style:style style:name="P86" style:family="paragraph" style:parent-style-name="Quotations" style:list-style-name="L1">
      <loext:graphic-properties draw:fill="solid" draw:fill-color="#f6fafe" draw:opacity="100%"/>
      <style:paragraph-properties fo:margin-left="0.3937in" fo:margin-right="0.3937in" fo:margin-top="0.1563in" fo:margin-bottom="0.1563in" loext:contextual-spacing="false" style:line-height-at-least="0.25in" fo:orphans="2" fo:widows="2" fo:text-indent="0in" style:auto-text-indent="false" fo:background-color="#f6fafe" fo:padding-left="0.2083in" fo:padding-right="0in" fo:padding-top="0in" fo:padding-bottom="0in" fo:border-left="3.74pt solid #147ac8" fo:border-right="none" fo:border-top="none" fo:border-bottom="none"/>
    </style:style>
    <style:style style:name="T1" style:family="text">
      <style:text-properties fo:font-variant="normal" fo:text-transform="none" fo:color="#8f5902" style:font-name="SFMono-Regular1" fo:font-size="10.5pt" fo:letter-spacing="normal" fo:font-style="normal" fo:font-weight="normal"/>
    </style:style>
    <style:style style:name="T2" style:family="text">
      <style:text-properties fo:font-variant="normal" fo:text-transform="none" fo:color="#8f5902" style:font-name="SFMono-Regular1" fo:font-size="10.5pt" fo:letter-spacing="normal" fo:font-style="normal" fo:font-weight="normal" fo:background-color="#fff200" loext:char-shading-value="0"/>
    </style:style>
    <style:style style:name="T3" style:family="text">
      <style:text-properties fo:font-variant="normal" fo:text-transform="none" fo:color="#212529" style:font-name="SFMono-Regular1" fo:font-size="10.5pt" fo:letter-spacing="normal" fo:font-style="normal" fo:font-weight="normal"/>
    </style:style>
    <style:style style:name="T4" style:family="text">
      <style:text-properties fo:font-variant="normal" fo:text-transform="none" fo:color="#212529" style:font-name="SFMono-Regular1" fo:font-size="10.5pt" fo:letter-spacing="normal" fo:font-style="normal" fo:font-weight="normal" fo:background-color="#fff200" loext:char-shading-value="0"/>
    </style:style>
    <style:style style:name="T5" style:family="text">
      <style:text-properties fo:font-variant="normal" fo:text-transform="none" fo:color="#212529" fo:letter-spacing="normal"/>
    </style:style>
    <style:style style:name="T6" style:family="text">
      <style:text-properties fo:font-variant="normal" fo:text-transform="none" fo:color="#212529" style:font-name="SFMono-Regular" fo:font-size="10.5pt" fo:letter-spacing="normal" fo:font-style="normal" fo:font-weight="normal"/>
    </style:style>
    <style:style style:name="T7" style:family="text">
      <style:text-properties fo:font-variant="normal" fo:text-transform="none" fo:color="#212529" style:font-name="SFMono-Regular" fo:font-size="10.5pt" fo:letter-spacing="normal" fo:font-style="normal" fo:font-weight="normal" fo:background-color="#fff200" loext:char-shading-value="0"/>
    </style:style>
    <style:style style:name="T8" style:family="text">
      <style:text-properties fo:font-variant="normal" fo:text-transform="none" fo:color="#212529" style:font-name="SFMono-Regular" fo:font-size="10.5pt" fo:letter-spacing="normal" fo:font-style="normal" fo:font-weight="normal" fo:background-color="#fff200" loext:char-shading-value="0" loext:padding="0in" loext:border="none"/>
    </style:style>
    <style:style style:name="T9" style:family="text">
      <style:text-properties fo:font-variant="normal" fo:text-transform="none" fo:color="#212529" style:font-name="SFMono-Regular" fo:font-size="10.5pt" fo:letter-spacing="normal" fo:font-style="normal" fo:font-weight="normal" fo:background-color="#fafafa" loext:char-shading-value="0" loext:padding="0in" loext:border="none"/>
    </style:style>
    <style:style style:name="T10" style:family="text">
      <style:text-properties fo:font-variant="normal" fo:text-transform="none" fo:color="#204a87" style:font-name="SFMono-Regular1" fo:font-size="10.5pt" fo:letter-spacing="normal" fo:font-style="normal" fo:font-weight="normal"/>
    </style:style>
    <style:style style:name="T11" style:family="text">
      <style:text-properties fo:font-variant="normal" fo:text-transform="none" fo:color="#000000" style:font-name="SFMono-Regular1" fo:font-size="10.5pt" fo:letter-spacing="normal" fo:font-style="normal" fo:font-weight="normal"/>
    </style:style>
    <style:style style:name="T12" style:family="text">
      <style:text-properties fo:font-variant="normal" fo:text-transform="none" fo:color="#000000" style:font-name="Menlo" fo:font-size="9.75pt" fo:letter-spacing="normal" fo:font-style="normal" fo:font-weight="normal" fo:background-color="transparent" loext:char-shading-value="0" style:font-weight-asian="bold" style:font-weight-complex="bold" loext:padding="0in" loext:border="none"/>
    </style:style>
    <style:style style:name="T13" style:family="text">
      <style:text-properties fo:font-variant="normal" fo:text-transform="none" fo:color="#3465a4" style:font-name="SFMono-Regular1" fo:font-size="10.5pt" fo:letter-spacing="normal" fo:font-style="normal" fo:font-weight="normal"/>
    </style:style>
    <style:style style:name="T14" style:family="text">
      <style:text-properties fo:font-variant="normal" fo:text-transform="none" fo:color="#0000cf" style:font-name="SFMono-Regular1" fo:font-size="10.5pt" fo:letter-spacing="normal" fo:font-style="normal" fo:font-weight="normal"/>
    </style:style>
    <style:style style:name="T15" style:family="text">
      <style:text-properties fo:font-variant="normal" fo:text-transform="none" fo:color="#ce5c00" style:font-name="SFMono-Regular1" fo:font-size="10.5pt" fo:letter-spacing="normal" fo:font-style="normal" fo:font-weight="normal"/>
    </style:style>
    <style:style style:name="T16" style:family="text">
      <style:text-properties fo:font-variant="normal" fo:text-transform="none" fo:color="#4a5568" style:font-name="lato" fo:font-size="12pt" fo:letter-spacing="normal" fo:font-style="normal" fo:font-weight="normal"/>
    </style:style>
    <style:style style:name="T17" style:family="text">
      <style:text-properties fo:font-variant="normal" fo:text-transform="none" fo:color="#e83e8c" style:font-name="SFMono-Regular" fo:font-size="10.5pt" fo:letter-spacing="normal" fo:font-style="normal" fo:font-weight="normal"/>
    </style:style>
    <style:style style:name="T18" style:family="text">
      <style:text-properties fo:font-variant="normal" fo:text-transform="none" fo:color="#0c5176" style:font-name="Menlo" fo:font-size="9.75pt" fo:letter-spacing="normal" fo:font-style="normal" fo:font-weight="normal" fo:background-color="transparent" loext:char-shading-value="0" loext:padding="0in" loext:border="none"/>
    </style:style>
    <style:style style:name="T19" style:family="text">
      <style:text-properties fo:font-variant="normal" fo:text-transform="none" fo:color="#0c5176" style:font-name="Menlo" fo:font-size="9pt" fo:letter-spacing="normal" fo:font-style="normal" fo:font-weight="normal" fo:background-color="#f5f8fa" loext:char-shading-value="0" loext:padding="0in" loext:border="none"/>
    </style:style>
    <style:style style:name="T20" style:family="text">
      <style:text-properties fo:font-variant="normal" fo:text-transform="none" fo:color="#444444" style:font-name="monospace" fo:font-size="12pt" fo:letter-spacing="normal" fo:font-style="normal" fo:font-weight="bold" officeooo:rsid="00133e3a" fo:background-color="#fff200" loext:char-shading-value="0" style:font-weight-asian="bold" style:font-weight-complex="bold"/>
    </style:style>
    <style:style style:name="T21" style:family="text">
      <style:text-properties fo:font-variant="normal" fo:text-transform="none" fo:color="#444444" style:font-name="Segoe UI" fo:font-size="12pt" fo:letter-spacing="normal" fo:font-style="normal"/>
    </style:style>
    <style:style style:name="T22" style:family="text">
      <style:text-properties fo:font-variant="normal" fo:text-transform="none" fo:color="#444444" style:font-name="Segoe UI" fo:font-size="12pt" fo:letter-spacing="normal" fo:font-style="normal" fo:font-weight="normal"/>
    </style:style>
    <style:style style:name="T23" style:family="text">
      <style:text-properties fo:font-variant="normal" fo:text-transform="none" fo:color="#444444" style:font-name="Segoe UI" fo:font-size="12pt" fo:letter-spacing="normal" fo:font-style="normal" fo:font-weight="normal" fo:background-color="#fff200" loext:char-shading-value="0"/>
    </style:style>
    <style:style style:name="T24" style:family="text">
      <style:text-properties fo:font-variant="normal" fo:text-transform="none" fo:color="#444444" fo:font-size="12pt" fo:letter-spacing="normal" fo:font-style="normal" fo:font-weight="normal" loext:padding="0.0193in" loext:border="0.06pt solid #e5e7eb"/>
    </style:style>
    <style:style style:name="T25" style:family="text">
      <style:text-properties fo:font-variant="normal" fo:text-transform="none" fo:color="#dcdcdc" style:font-name="Consolas" fo:letter-spacing="normal" fo:font-style="normal" fo:font-weight="normal" loext:padding="0in" loext:border="none"/>
    </style:style>
    <style:style style:name="T26" style:family="text">
      <style:text-properties fo:font-variant="normal" fo:text-transform="none" fo:color="#dcdcdc" style:font-name="Consolas" fo:letter-spacing="normal" fo:font-style="normal" fo:font-weight="normal" officeooo:rsid="0017adcd" loext:padding="0in" loext:border="none"/>
    </style:style>
    <style:style style:name="T27" style:family="text">
      <style:text-properties fo:font-variant="normal" fo:text-transform="none" fo:color="#3b454e" style:font-name="Roboto" fo:font-size="12pt" fo:letter-spacing="normal" fo:font-style="normal" fo:font-weight="normal"/>
    </style:style>
    <style:style style:name="T28" style:family="text">
      <style:text-properties fo:font-variant="normal" fo:text-transform="none" fo:color="#1382a0" style:font-name="Consolas" fo:font-size="12pt" fo:letter-spacing="normal" fo:font-style="normal" fo:font-weight="normal" fo:background-color="#e9edf2" loext:char-shading-value="0" loext:padding="0in" loext:border="none"/>
    </style:style>
    <style:style style:name="T29" style:family="text">
      <style:text-properties fo:font-variant="normal" fo:text-transform="none" fo:color="#aa6708" style:font-name="Open Sans" fo:font-size="10.5pt" fo:letter-spacing="normal" fo:font-style="normal" fo:font-weight="normal"/>
    </style:style>
    <style:style style:name="T30" style:family="text">
      <style:text-properties fo:font-variant="normal" fo:text-transform="none" fo:color="#658b00" style:font-name="Menlo" fo:font-size="9.75pt" fo:letter-spacing="normal" fo:font-style="normal" fo:font-weight="normal" fo:background-color="transparent" loext:char-shading-value="0" loext:padding="0in" loext:border="none"/>
    </style:style>
    <style:style style:name="T31" style:family="text">
      <style:text-properties fo:font-variant="normal" fo:text-transform="none" fo:color="#8b008b" style:font-name="Menlo" fo:font-size="9.75pt" fo:letter-spacing="normal" fo:font-style="normal" fo:font-weight="normal" fo:background-color="transparent" loext:char-shading-value="0" loext:padding="0in" loext:border="none"/>
    </style:style>
    <style:style style:name="T32" style:family="text">
      <style:text-properties fo:font-variant="normal" fo:text-transform="none" fo:color="#cd5555" style:font-name="Menlo" fo:font-size="9.75pt" fo:letter-spacing="normal" fo:font-style="normal" fo:font-weight="normal" fo:background-color="transparent" loext:char-shading-value="0" loext:padding="0in" loext:border="none"/>
    </style:style>
    <style:style style:name="T33" style:family="text">
      <style:text-properties fo:font-variant="normal" fo:text-transform="none" fo:color="#33444d" style:font-name="Open Sans" fo:font-size="10.5pt" fo:letter-spacing="normal" fo:font-style="normal" fo:font-weight="normal"/>
    </style:style>
    <style:style style:name="T34" style:family="text">
      <style:text-properties fo:font-variant="normal" fo:text-transform="none" fo:color="#33444d" style:font-name="Open Sans" fo:font-size="10.5pt" fo:letter-spacing="normal" fo:font-style="normal" fo:font-weight="bold"/>
    </style:style>
    <style:style style:name="T35" style:family="text">
      <style:text-properties fo:font-variant="normal" fo:text-transform="none" fo:color="#2697ed"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00688b" style:font-name="Menlo" fo:font-size="9.75pt" fo:letter-spacing="normal" fo:font-style="normal" fo:font-weight="normal" fo:background-color="transparent" loext:char-shading-value="0" loext:padding="0in" loext:border="none"/>
    </style:style>
    <style:style style:name="T37" style:family="text">
      <style:text-properties fo:font-variant="normal" fo:text-transform="none" fo:color="#323232" style:font-name="Inter-Regular" fo:font-size="11.25pt" fo:letter-spacing="normal" fo:font-style="normal"/>
    </style:style>
    <style:style style:name="T38" style:family="text">
      <style:text-properties fo:font-variant="normal" fo:text-transform="none" fo:color="#323232" style:font-name="Inter-Regular" fo:font-size="11.25pt" fo:letter-spacing="normal" fo:font-style="normal" fo:background-color="#fff200" loext:char-shading-value="0"/>
    </style:style>
    <style:style style:name="T39" style:family="text">
      <style:text-properties fo:font-variant="normal" fo:text-transform="none" fo:color="#545454" style:font-name="Consolas1" fo:font-size="10.5pt" fo:letter-spacing="normal" fo:font-style="normal" fo:font-weight="normal" fo:background-color="#fff200" loext:char-shading-value="0" loext:padding="0in" loext:border="none"/>
    </style:style>
    <style:style style:name="T40" style:family="text">
      <style:text-properties fo:font-variant="normal" fo:text-transform="none" fo:color="#244357" style:font-name="Ubuntu Mono" fo:font-size="8.25pt" fo:letter-spacing="normal" fo:font-style="normal" fo:font-weight="bold" fo:background-color="transparent" loext:char-shading-value="0" style:font-weight-asian="bold" style:font-weight-complex="bold" loext:padding="0in" loext:border="none"/>
    </style:style>
    <style:style style:name="T41" style:family="text">
      <style:text-properties fo:font-variant="normal" fo:text-transform="none" fo:color="#244357" style:font-name="Open Sans" fo:font-size="10.5pt" fo:letter-spacing="normal" fo:font-style="normal" fo:font-weight="normal"/>
    </style:style>
    <style:style style:name="T42" style:family="text">
      <style:text-properties fo:font-variant="normal" fo:text-transform="none" fo:color="#0f6c9e"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43" style:family="text">
      <style:text-properties fo:font-variant="normal" fo:text-transform="none" style:use-window-font-color="true" style:font-name="Consolas" fo:letter-spacing="normal" fo:font-style="normal" fo:font-weight="normal" officeooo:rsid="0017adcd" loext:padding="0in" loext:border="none"/>
    </style:style>
    <style:style style:name="T44" style:family="text">
      <style:text-properties fo:font-variant="normal" fo:text-transform="none" fo:color="#27282c" style:font-name="inherit" fo:font-size="11.25pt" fo:letter-spacing="normal" fo:font-style="normal" fo:font-weight="bold" loext:padding="0in" loext:border="none"/>
    </style:style>
    <style:style style:name="T45" style:family="text">
      <style:text-properties fo:font-variant="normal" fo:text-transform="none" fo:color="#27282c" style:font-name="system-ui" fo:font-size="11.25pt" fo:letter-spacing="normal" fo:font-style="normal" fo:font-weight="normal"/>
    </style:style>
    <style:style style:name="T46" style:family="text">
      <style:text-properties fo:font-variant="normal" fo:text-transform="none" fo:color="#27282c" style:font-name="SFMono-Regular2" fo:font-size="11.25pt" fo:letter-spacing="normal" fo:font-style="normal" fo:font-weight="normal" loext:padding="0in" loext:border="none"/>
    </style:style>
    <style:style style:name="T47" style:family="text">
      <style:text-properties fo:font-variant="normal" fo:text-transform="none" fo:color="#27282c" style:font-name="SFMono-Regular2" fo:font-size="11.25pt" fo:letter-spacing="normal" fo:font-style="normal" fo:font-weight="normal" fo:background-color="#fff200" loext:char-shading-value="0" loext:padding="0in" loext:border="none"/>
    </style:style>
    <style:style style:name="T48" style:family="text">
      <style:text-properties fo:font-variant="normal" fo:text-transform="none" fo:color="#27282c" style:font-name="SFMono-Regular2" fo:font-size="11.25pt" fo:letter-spacing="normal" fo:font-style="normal" fo:font-weight="normal" officeooo:rsid="001c8f35" fo:background-color="#fff200" loext:char-shading-value="0" loext:padding="0in" loext:border="none"/>
    </style:style>
    <style:style style:name="T49" style:family="text">
      <style:text-properties fo:font-variant="normal" fo:text-transform="none" fo:color="#27282c" style:font-name="SFMono-Regular2" fo:font-size="11.25pt" fo:letter-spacing="normal" fo:font-style="normal" fo:font-weight="normal" officeooo:rsid="001d9874" fo:background-color="#fff200" loext:char-shading-value="0" loext:padding="0in" loext:border="none"/>
    </style:style>
    <style:style style:name="T50" style:family="text">
      <style:text-properties fo:font-variant="normal" fo:text-transform="none" fo:color="#27282c" style:font-name="JetBrains Mono" fo:font-size="11.25pt" fo:letter-spacing="normal" fo:font-style="normal" fo:font-weight="normal" fo:background-color="#fff200" loext:char-shading-value="0" loext:padding="0in" loext:border="none"/>
    </style:style>
    <style:style style:name="T51" style:family="text">
      <style:text-properties fo:font-variant="normal" fo:text-transform="none" fo:color="#dd4a68" style:font-name="JetBrains Mono" fo:font-size="11.25pt" fo:letter-spacing="normal" fo:font-style="normal" fo:font-weight="normal" fo:background-color="#fff200" loext:char-shading-value="0" loext:padding="0in" loext:border="none"/>
    </style:style>
    <style:style style:name="T52" style:family="text">
      <style:text-properties fo:background-color="#fff200" loext:char-shading-value="0"/>
    </style:style>
    <style:style style:name="T53" style:family="text">
      <style:text-properties officeooo:rsid="0044fc49" fo:background-color="#fff200" loext:char-shading-value="0"/>
    </style:style>
    <style:style style:name="T54" style:family="text">
      <style:text-properties officeooo:rsid="0014221f" fo:background-color="#fff200" loext:char-shading-value="0"/>
    </style:style>
    <style:style style:name="T55" style:family="text">
      <style:text-properties fo:background-color="#fff200" loext:char-shading-value="0"/>
    </style:style>
    <style:style style:name="T56" style:family="text">
      <style:text-properties fo:color="#e83e8c" style:font-name="SFMono-Regular" fo:font-size="10.5pt"/>
    </style:style>
    <style:style style:name="T57" style:family="text">
      <style:text-properties fo:color="#212529" style:font-name="SFMono-Regular" fo:background-color="#fff200" loext:char-shading-value="0" loext:padding="0in" loext:border="none"/>
    </style:style>
    <style:style style:name="T58" style:family="text">
      <style:text-properties fo:color="#212529" style:font-name="SFMono-Regular" officeooo:rsid="003ad57c" fo:background-color="#fff200" loext:char-shading-value="0" loext:padding="0in" loext:border="none"/>
    </style:style>
    <style:style style:name="T59" style:family="text">
      <style:text-properties fo:color="#006699" style:text-line-through-style="none" style:text-line-through-type="none" style:text-underline-style="none" style:text-blinking="false" fo:background-color="transparent" loext:char-shading-value="0"/>
    </style:style>
    <style:style style:name="T60" style:family="text">
      <style:text-properties fo:color="#006699" style:text-line-through-style="none" style:text-line-through-type="none" style:font-name="SFMono-Regular" style:text-underline-style="none" style:text-blinking="false" fo:background-color="#ffffff" loext:char-shading-value="0"/>
    </style:style>
    <style:style style:name="T61" style:family="text">
      <style:text-properties fo:color="#006699" style:text-line-through-style="none" style:text-line-through-type="none" style:font-name="lato" fo:font-size="12pt" style:text-underline-style="none" style:text-blinking="false" fo:background-color="#ffffff" loext:char-shading-value="0"/>
    </style:style>
    <style:style style:name="T62" style:family="text">
      <style:text-properties fo:color="#4a5568"/>
    </style:style>
    <style:style style:name="T63" style:family="text">
      <style:text-properties fo:color="#4a5568" style:font-name="lato" fo:font-size="12pt"/>
    </style:style>
    <style:style style:name="T64" style:family="text">
      <style:text-properties fo:font-weight="bold" fo:background-color="#fff200" loext:char-shading-value="0" style:font-weight-asian="bold" style:font-weight-complex="bold"/>
    </style:style>
    <style:style style:name="T65" style:family="text">
      <style:text-properties fo:font-weight="bold" fo:background-color="#fff200" loext:char-shading-value="0" style:font-weight-asian="bold" style:font-weight-complex="bold"/>
    </style:style>
    <style:style style:name="T66" style:family="text">
      <style:text-properties fo:font-weight="bold" style:font-weight-asian="bold" style:font-weight-complex="bold"/>
    </style:style>
    <style:style style:name="T67" style:family="text">
      <style:text-properties fo:color="#000000" style:font-name="monospace" fo:font-weight="bold" officeooo:rsid="00133e3a" fo:background-color="#fff200" loext:char-shading-value="0" style:font-weight-asian="bold" style:font-weight-complex="bold"/>
    </style:style>
    <style:style style:name="T68" style:family="text">
      <style:text-properties style:font-name="monospace" fo:font-weight="bold" officeooo:rsid="00133e3a" fo:background-color="#fff200" loext:char-shading-value="0" style:font-weight-asian="bold" style:font-weight-complex="bold"/>
    </style:style>
    <style:style style:name="T69" style:family="text">
      <style:text-properties fo:text-transform="uppercase" fo:color="#999999" style:text-line-through-style="none" style:text-line-through-type="none" style:font-name="Roboto" fo:font-size="12pt" fo:letter-spacing="normal" fo:font-style="normal" style:text-underline-style="none" fo:font-weight="bold" style:text-blinking="false" fo:background-color="transparent" loext:char-shading-value="0"/>
    </style:style>
    <style:style style:name="T70" style:family="text">
      <style:text-properties loext:padding="0.0193in" loext:border="0.06pt solid #e5e7eb"/>
    </style:style>
    <style:style style:name="T71" style:family="text">
      <style:text-properties officeooo:rsid="0017adcd"/>
    </style:style>
    <style:style style:name="T72" style:family="text">
      <style:text-properties style:use-window-font-color="true" officeooo:rsid="0017adcd"/>
    </style:style>
    <style:style style:name="T73" style:family="text">
      <style:text-properties style:font-name="JetBrains Mono" fo:font-weight="bold"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thon CI-CD</text:p>
      <text:p text:style-name="P1"/>
      <text:p text:style-name="P1"/>
      <text:h text:style-name="Heading_20_1" text:outline-level="1">git-gui</text:h>
      <text:p text:style-name="P2"/>
      <text:p text:style-name="P1">gitk and git-gui</text:p>
      <text:p text:style-name="P1"/>
      <text:h text:style-name="Heading_20_1" text:outline-level="1"><text:span text:style-name="Source_20_Text">docker-compose</text:span></text:h>
      <text:p text:style-name="P1"><text:a xlink:type="simple" xlink:href="https://docs.docker.com/compose/install/" text:style-name="Internet_20_link" text:visited-style-name="Visited_20_Internet_20_Link">https://docs.docker.com/compose/install/</text:a></text:p>
      <text:p text:style-name="P1"/>
      <text:p text:style-name="P10">use only with <text:span text:style-name="T66">venv</text:span></text:p>
      <text:p text:style-name="P60"/>
      <text:p text:style-name="P56"><text:span text:style-name="Source_20_Text"><text:span text:style-name="T12">docker --version</text:span></text:span></text:p>
      <text:p text:style-name="Text_20_body"><text:line-break/><text:span text:style-name="T67">docker-compose --version   </text:span><text:span text:style-name="T68"><text:line-break/><text:line-break/></text:span><text:span text:style-name="T20">The Remote - Containers extension lets you run Visual Studio Code inside a Docker container.</text:span></text:p>
      <text:p text:style-name="P25"><text:a xlink:type="simple" xlink:href="https://code.visualstudio.com/docs/remote/containers-tutorial" text:style-name="Internet_20_link" text:visited-style-name="Visited_20_Internet_20_Link"><text:span text:style-name="T22">https://code.visualstudio.com/docs/remote/containers-tutorial</text:span></text:a></text:p>
      <text:p text:style-name="P85"/>
      <text:p text:style-name="P66">Start both containers by running:</text:p>
      <text:p text:style-name="P28"><text:a xlink:type="simple" xlink:href="https://octopus.com/docs/installation/octopus-in-container/docker-compose-linux#" text:style-name="Internet_20_link" text:visited-style-name="Visited_20_Internet_20_Link"><text:span text:style-name="T69">COPY</text:span></text:a></text:p>
      <text:p text:style-name="P51"><text:span text:style-name="Source_20_Text"><text:span text:style-name="T25">docker-compose --project-name Octopus up -d</text:span></text:span></text:p>
      <text:p text:style-name="P50"><text:span text:style-name="T27">When both containers are healthy, you can browse directly to </text:span><text:span text:style-name="Source_20_Text"><text:span text:style-name="T28">http://localhost:8080</text:span></text:span><text:span text:style-name="T27"> from your host machine.</text:span></text:p>
      <text:p text:style-name="P29"><text:bookmark text:name="upgrade-with-docker-compose"/><text:line-break/><text:span text:style-name="T54">Install 2:</text:span></text:p>
      <text:p text:style-name="P24"><text:span text:style-name="T29">For </text:span><text:span text:style-name="Source_20_Text"><text:span text:style-name="T19">alpine</text:span></text:span><text:span text:style-name="T29">, the following dependency packages are needed: </text:span><text:span text:style-name="Source_20_Text"><text:span text:style-name="T19">py-pip</text:span></text:span><text:span text:style-name="T29">, </text:span><text:span text:style-name="Source_20_Text"><text:span text:style-name="T19">python3-dev</text:span></text:span><text:span text:style-name="T29">, </text:span><text:span text:style-name="Source_20_Text"><text:span text:style-name="T19">libffi-dev</text:span></text:span><text:span text:style-name="T29">, </text:span><text:span text:style-name="Source_20_Text"><text:span text:style-name="T19">openssl-dev</text:span></text:span><text:span text:style-name="T29">, </text:span><text:span text:style-name="Source_20_Text"><text:span text:style-name="T19">gcc</text:span></text:span><text:span text:style-name="T29">, </text:span><text:span text:style-name="Source_20_Text"><text:span text:style-name="T19">libc-dev</text:span></text:span><text:span text:style-name="T29">, </text:span><text:span text:style-name="Source_20_Text"><text:span text:style-name="T19">rust</text:span></text:span><text:span text:style-name="T29">, </text:span><text:span text:style-name="Source_20_Text"><text:span text:style-name="T19">cargo</text:span></text:span><text:span text:style-name="T29"> and </text:span><text:span text:style-name="Source_20_Text"><text:span text:style-name="T19">make</text:span></text:span><text:span text:style-name="T29">.</text:span></text:p>
      <text:list xml:id="list423011411" text:style-name="L1">
        <text:list-item>
          <text:p text:style-name="P67">Run this command to download the current stable release of Docker Compose:</text:p>
          <text:p text:style-name="P81"><text:span text:style-name="Source_20_Text"><text:span text:style-name="T30">sudo </text:span></text:span><text:span text:style-name="Source_20_Text"><text:span text:style-name="T18">curl </text:span></text:span><text:span text:style-name="Source_20_Text"><text:span text:style-name="T31">-L</text:span></text:span><text:span text:style-name="Source_20_Text"><text:span text:style-name="T18"> </text:span></text:span><text:span text:style-name="Source_20_Text"><text:span text:style-name="T32">"https://github.com/docker/compose/releases/download/1.29.1/docker-compose-</text:span></text:span><text:span text:style-name="Source_20_Text"><text:span text:style-name="T31">$(</text:span></text:span><text:span text:style-name="Source_20_Text"><text:span text:style-name="T18">uname </text:span></text:span><text:span text:style-name="Source_20_Text"><text:span text:style-name="T31">-s)</text:span></text:span><text:span text:style-name="Source_20_Text"><text:span text:style-name="T32">-</text:span></text:span><text:span text:style-name="Source_20_Text"><text:span text:style-name="T31">$(</text:span></text:span><text:span text:style-name="Source_20_Text"><text:span text:style-name="T18">uname </text:span></text:span><text:span text:style-name="Source_20_Text"><text:span text:style-name="T31">-m)</text:span></text:span><text:span text:style-name="Source_20_Text"><text:span text:style-name="T32">"</text:span></text:span><text:span text:style-name="Source_20_Text"><text:span text:style-name="T18"> </text:span></text:span><text:span text:style-name="Source_20_Text"><text:span text:style-name="T31">-o</text:span></text:span><text:span text:style-name="Source_20_Text"><text:span text:style-name="T18"> /usr/local/bin/docker-compose</text:span></text:span></text:p>
          <text:p text:style-name="P86"><text:soft-page-break/><text:span text:style-name="T33">To install a different version of Compose, substitute </text:span><text:span text:style-name="Source_20_Text"><text:span text:style-name="T19">1.29.1</text:span></text:span><text:span text:style-name="T33"> with the version of Compose you want to use.</text:span></text:p>
          <text:p text:style-name="P69"><text:span text:style-name="T33">If you have problems installing with </text:span><text:span text:style-name="Source_20_Text"><text:span text:style-name="T19">curl</text:span></text:span><text:span text:style-name="T33">, see </text:span><text:a xlink:type="simple" xlink:href="https://docs.docker.com/compose/install/#alternative-install-options" text:style-name="Internet_20_link" text:visited-style-name="Visited_20_Internet_20_Link"><text:span text:style-name="T35">Alternative Install Options</text:span></text:a><text:span text:style-name="T33"> tab above.</text:span></text:p>
        </text:list-item>
        <text:list-item>
          <text:p text:style-name="P67">Apply executable permissions to the binary:</text:p>
          <text:p text:style-name="P81"><text:span text:style-name="Source_20_Text"><text:span text:style-name="T30">sudo </text:span></text:span><text:span text:style-name="Source_20_Text"><text:span text:style-name="T18">chmod +x /usr/local/bin/docker-compose</text:span></text:span></text:p>
        </text:list-item>
      </text:list>
      <text:p text:style-name="P44"><text:span text:style-name="Strong_20_Emphasis"><text:span text:style-name="T34">Note</text:span></text:span><text:span text:style-name="T33">: If the command </text:span><text:span text:style-name="Source_20_Text"><text:span text:style-name="T19">docker-compose</text:span></text:span><text:span text:style-name="T33"> fails after installation, check your path. You can also create a symbolic link to </text:span><text:span text:style-name="Source_20_Text"><text:span text:style-name="T19">/usr/bin</text:span></text:span><text:span text:style-name="T33"> or any other directory in your path.</text:span></text:p>
      <text:p text:style-name="P37">For example:</text:p>
      <text:p text:style-name="P38"><text:span text:style-name="Source_20_Text"><text:span text:style-name="T30">sudo </text:span></text:span><text:span text:style-name="Source_20_Text"><text:span text:style-name="T18">ln </text:span></text:span><text:span text:style-name="Source_20_Text"><text:span text:style-name="T31">-s</text:span></text:span><text:span text:style-name="Source_20_Text"><text:span text:style-name="T18"> /usr/local/bin/docker-compose /usr/bin/docker-compose</text:span></text:span></text:p>
      <text:list xml:id="list594928745" text:style-name="L2">
        <text:list-item>
          <text:p text:style-name="P70"><text:span text:style-name="T33">Optionally, install </text:span><text:a xlink:type="simple" xlink:href="https://docs.docker.com/compose/completion/" text:style-name="Internet_20_link" text:visited-style-name="Visited_20_Internet_20_Link"><text:span text:style-name="T35">command completion</text:span></text:a><text:span text:style-name="T33"> for the </text:span><text:span text:style-name="Source_20_Text"><text:span text:style-name="T19">bash</text:span></text:span><text:span text:style-name="T33"> and </text:span><text:span text:style-name="Source_20_Text"><text:span text:style-name="T19">zsh</text:span></text:span><text:span text:style-name="T33"> shell.</text:span></text:p>
        </text:list-item>
        <text:list-item>
          <text:p text:style-name="P68">Test the installation.</text:p>
          <text:p text:style-name="P82"><text:span text:style-name="Source_20_Text"><text:span text:style-name="T36">$ </text:span></text:span><text:span text:style-name="Source_20_Text"><text:span text:style-name="T18">docker-compose </text:span></text:span><text:span text:style-name="Source_20_Text"><text:span text:style-name="T31">--version</text:span></text:span></text:p>
          <text:p text:style-name="P83"><text:span text:style-name="Source_20_Text"><text:span text:style-name="T18">docker-compose version 1.29.1, build 1110ad01</text:span></text:span></text:p>
        </text:list-item>
      </text:list>
      <text:p text:style-name="P71"/>
      <text:p text:style-name="P71"/>
      <text:p text:style-name="P72">docker-compose up</text:p>
      <text:p text:style-name="P30"><text:span text:style-name="T22">You can also start the Compose in a detached mode by using the </text:span><text:span text:style-name="Source_20_Text"><text:span text:style-name="T24">-d</text:span></text:span><text:span text:style-name="T22"> option:</text:span></text:p>
      <text:p text:style-name="P59"><text:span text:style-name="Source_20_Text"><text:span text:style-name="T70">docker-compose up -d</text:span></text:span></text:p>
      <text:p text:style-name="P72">To view the running docker containers use the following command:</text:p>
      <text:p text:style-name="P59"><text:span text:style-name="Source_20_Text"><text:span text:style-name="T70">docker-compose ps</text:span></text:span></text:p>
      <text:p text:style-name="P72">To stop the services when Compose is running in detached mode, use:<text:bookmark text:name="ezoic-pub-ad-placeholder-146"/></text:p>
      <text:p text:style-name="P59"><text:span text:style-name="Source_20_Text"><text:span text:style-name="T70">docker-compose stop</text:span></text:span>Copy</text:p>
      <text:p text:style-name="P52">If you want to remove the containers entirely use the <text:span text:style-name="Source_20_Text"><text:span text:style-name="T70">down</text:span></text:span> option:</text:p>
      <text:p text:style-name="P59"><text:span text:style-name="Source_20_Text"><text:span text:style-name="T70">docker-compose down</text:span></text:span>Copy</text:p>
      <text:p text:style-name="P52">Passing the <text:span text:style-name="Source_20_Text"><text:span text:style-name="T70">--volumes</text:span></text:span> switch also remove the data volumes:</text:p>
      <text:p text:style-name="P59"><text:soft-page-break/><text:span text:style-name="Source_20_Text"><text:span text:style-name="T70">docker-compose down --volumes</text:span></text:span></text:p>
      <text:p text:style-name="P31"><text:a xlink:type="simple" xlink:href="https://docs.docker.com/compose/gettingstarted/" text:style-name="Internet_20_link" text:visited-style-name="Visited_20_Internet_20_Link"><text:span text:style-name="T23">https://docs.docker.com/compose/gettingstarted/</text:span></text:a></text:p>
      <text:p text:style-name="P73"/>
      <text:p text:style-name="P73"/>
      <text:p text:style-name="P73"/>
      <text:p text:style-name="P74">docker</text:p>
      <text:p text:style-name="P74">if problems with permissions</text:p>
      <text:p text:style-name="P32"><text:span text:style-name="T37">$ sudo groupadd docker</text:span><text:span text:style-name="T21"><text:line-break/></text:span><text:span text:style-name="T37">$ sudo usermod -aG docker $USER</text:span><text:span text:style-name="T21"><text:line-break/></text:span><text:span text:style-name="T37">$ </text:span><text:span text:style-name="T38">newgrp docker</text:span></text:p>
      <text:p text:style-name="P74"/>
      <text:p text:style-name="P40"><text:span text:style-name="Source_20_Text"><text:span text:style-name="T39">docker run hello-world</text:span></text:span></text:p>
      <text:list xml:id="list1313686212" text:style-name="L3">
        <text:list-header>
          <text:p text:style-name="P76"/>
        </text:list-header>
      </text:list>
      <text:p text:style-name="P74"/>
      <text:p text:style-name="P73"><text:line-break/></text:p>
      <text:p text:style-name="P1"/>
      <text:p text:style-name="P1"/>
      <text:h text:style-name="P84" text:outline-level="1">CI with python </text:h>
      <text:p text:style-name="P53"><text:span text:style-name="Source_20_Text"><text:span text:style-name="T1">$ </text:span></text:span><text:span text:style-name="Source_20_Text"><text:span text:style-name="T3">pip install flake8 pytest pytest-cov</text:span></text:span></text:p>
      <text:p text:style-name="P39"><text:span text:style-name="Source_20_Text"><text:span text:style-name="T1">$ </text:span></text:span><text:span text:style-name="Source_20_Text"><text:span text:style-name="T3">pip freeze &gt; requirements.txt</text:span></text:span></text:p>
      <text:p text:style-name="P27"><text:line-break/><text:span text:style-name="Source_20_Text"><text:span text:style-name="T1">$ </text:span></text:span><text:span text:style-name="Source_20_Text"><text:span text:style-name="T3">flake8 --statistics</text:span></text:span></text:p>
      <text:p text:style-name="P46"><text:line-break/><text:span text:style-name="Source_20_Text"><text:span text:style-name="T1">"""</text:span></text:span></text:p>
      <text:p text:style-name="P43"><text:span text:style-name="Source_20_Text"><text:span text:style-name="T1">Unit tests for the calculator library</text:span></text:span></text:p>
      <text:p text:style-name="P43"><text:span text:style-name="Source_20_Text"><text:span text:style-name="T1">"""</text:span></text:span></text:p>
      <text:p text:style-name="P43"/>
      <text:p text:style-name="P43"><text:span text:style-name="Source_20_Text"><text:span text:style-name="T10">import</text:span></text:span><text:span text:style-name="Source_20_Text"><text:span text:style-name="T3"> </text:span></text:span><text:span text:style-name="Source_20_Text"><text:span text:style-name="T11">calculator</text:span></text:span></text:p>
      <text:p text:style-name="P43"/>
      <text:p text:style-name="P43"/>
      <text:p text:style-name="P43"><text:span text:style-name="Source_20_Text"><text:span text:style-name="T10">class</text:span></text:span><text:span text:style-name="Source_20_Text"><text:span text:style-name="T3"> </text:span></text:span><text:span text:style-name="Source_20_Text"><text:span text:style-name="T11">TestCalculator:</text:span></text:span></text:p>
      <text:p text:style-name="P43"/>
      <text:p text:style-name="P43"><text:span text:style-name="Source_20_Text"><text:span text:style-name="T5"><text:s text:c="4"/></text:span></text:span><text:span text:style-name="Source_20_Text"><text:span text:style-name="T10">def</text:span></text:span><text:span text:style-name="Source_20_Text"><text:span text:style-name="T3"> </text:span></text:span><text:span text:style-name="Source_20_Text"><text:span text:style-name="T11">test_addition(</text:span></text:span><text:span text:style-name="Source_20_Text"><text:span text:style-name="T13">self</text:span></text:span><text:span text:style-name="Source_20_Text"><text:span text:style-name="T11">):</text:span></text:span></text:p>
      <text:p text:style-name="P43"><text:span text:style-name="Source_20_Text"><text:span text:style-name="T5"><text:s text:c="8"/></text:span></text:span><text:span text:style-name="Source_20_Text"><text:span text:style-name="T10">assert</text:span></text:span><text:span text:style-name="Source_20_Text"><text:span text:style-name="T3"> </text:span></text:span><text:span text:style-name="Source_20_Text"><text:span text:style-name="T14">4</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1">calculator</text:span></text:span><text:span text:style-name="Source_20_Text"><text:span text:style-name="T15">.</text:span></text:span><text:span text:style-name="Source_20_Text"><text:span text:style-name="T11">add(</text:span></text:span><text:span text:style-name="Source_20_Text"><text:span text:style-name="T14">2</text:span></text:span><text:span text:style-name="Source_20_Text"><text:span text:style-name="T11">,</text:span></text:span><text:span text:style-name="Source_20_Text"><text:span text:style-name="T3"> </text:span></text:span><text:span text:style-name="Source_20_Text"><text:span text:style-name="T14">2</text:span></text:span><text:span text:style-name="Source_20_Text"><text:span text:style-name="T11">)</text:span></text:span></text:p>
      <text:p text:style-name="P43"/>
      <text:p text:style-name="P43"><text:span text:style-name="Source_20_Text"><text:span text:style-name="T5"><text:s text:c="4"/></text:span></text:span><text:span text:style-name="Source_20_Text"><text:span text:style-name="T10">def</text:span></text:span><text:span text:style-name="Source_20_Text"><text:span text:style-name="T3"> </text:span></text:span><text:span text:style-name="Source_20_Text"><text:span text:style-name="T11">test_subtraction(</text:span></text:span><text:span text:style-name="Source_20_Text"><text:span text:style-name="T13">self</text:span></text:span><text:span text:style-name="Source_20_Text"><text:span text:style-name="T11">):</text:span></text:span></text:p>
      <text:p text:style-name="P43"><text:span text:style-name="Source_20_Text"><text:span text:style-name="T5"><text:s text:c="8"/></text:span></text:span><text:span text:style-name="Source_20_Text"><text:span text:style-name="T10">assert</text:span></text:span><text:span text:style-name="Source_20_Text"><text:span text:style-name="T3"> </text:span></text:span><text:span text:style-name="Source_20_Text"><text:span text:style-name="T14">2</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1">calculator</text:span></text:span><text:span text:style-name="Source_20_Text"><text:span text:style-name="T15">.</text:span></text:span><text:span text:style-name="Source_20_Text"><text:span text:style-name="T11">subtract(</text:span></text:span><text:span text:style-name="Source_20_Text"><text:span text:style-name="T14">4</text:span></text:span><text:span text:style-name="Source_20_Text"><text:span text:style-name="T11">,</text:span></text:span><text:span text:style-name="Source_20_Text"><text:span text:style-name="T3"> </text:span></text:span><text:span text:style-name="Source_20_Text"><text:span text:style-name="T14">2</text:span></text:span><text:span text:style-name="Source_20_Text"><text:span text:style-name="T11">)</text:span></text:span></text:p>
      <text:p text:style-name="P46"/>
      <text:p text:style-name="P55"><text:soft-page-break/><text:span text:style-name="Source_20_Text"><text:span text:style-name="T2">$ </text:span></text:span><text:span text:style-name="Source_20_Text"><text:span text:style-name="T4">pytest -v --cov</text:span></text:span></text:p>
      <text:p text:style-name="P46"><text:line-break/><text:a xlink:type="simple" xlink:href="https://realpython.com/python-continuous-integration/" text:style-name="Internet_20_link" text:visited-style-name="Visited_20_Internet_20_Link"><text:span text:style-name="T52">https://realpython.com/python-continuous-integration/</text:span></text:a></text:p>
      <text:p text:style-name="P46"><text:a xlink:type="simple" xlink:href="https://circleci.com/pricing/" text:style-name="Internet_20_link" text:visited-style-name="Visited_20_Internet_20_Link"><text:span text:style-name="T52">https://circleci.com/pricing/</text:span></text:a></text:p>
      <text:p text:style-name="P46"><text:a xlink:type="simple" xlink:href="https://travis-ci.org/" text:style-name="Internet_20_link" text:visited-style-name="Visited_20_Internet_20_Link">https://travis-ci.org/</text:a></text:p>
      <text:p text:style-name="P46"/>
      <text:p text:style-name="P46"><text:a xlink:type="simple" xlink:href="https://octopus.com/features" text:style-name="Internet_20_link" text:visited-style-name="Visited_20_Internet_20_Link"><text:span text:style-name="T52">https://octopus.com/features</text:span></text:a></text:p>
      <text:p text:style-name="P46"/>
      <text:p text:style-name="P46"/>
      <text:h text:style-name="P84" text:outline-level="1">jenkins</text:h>
      <text:p text:style-name="P54">java -version</text:p>
      <text:p text:style-name="P17"/>
      <text:p text:style-name="P20">sudo apt update</text:p>
      <text:p text:style-name="P21">sudo apt search openjdk</text:p>
      <text:p text:style-name="P21">sudo apt install openjdk-11-jdk</text:p>
      <text:p text:style-name="P17"/>
      <text:p text:style-name="P23"><text:span text:style-name="Source_20_Text"><text:span text:style-name="T6">wget -q -O - https://pkg.jenkins.io/debian-stable/jenkins.io.key | sudo apt-key add -</text:span></text:span></text:p>
      <text:p text:style-name="P58"><text:span text:style-name="Source_20_Text"><text:span text:style-name="T6">sudo sh -c 'echo deb https://pkg.jenkins.io/debian-stable binary/ &gt; \</text:span></text:span></text:p>
      <text:p text:style-name="P58"><text:span text:style-name="Source_20_Text"><text:span text:style-name="T5"><text:s text:c="4"/></text:span></text:span><text:span text:style-name="Source_20_Text"><text:span text:style-name="T6">/etc/apt/sources.list.d/jenkins.list'</text:span></text:span></text:p>
      <text:p text:style-name="P58"><text:span text:style-name="Source_20_Text"><text:span text:style-name="T6">sudo apt-get update</text:span></text:span></text:p>
      <text:p text:style-name="P58"><text:span text:style-name="Source_20_Text"><text:span text:style-name="T6">sudo apt-get install jenkins</text:span></text:span></text:p>
      <text:p text:style-name="P17"/>
      <text:p text:style-name="P23"><text:span text:style-name="Source_20_Text"><text:span text:style-name="T7">sudo apt-get install jenkins</text:span></text:span></text:p>
      <text:p text:style-name="P17"/>
      <text:p text:style-name="P18">This package installation will:</text:p>
      <text:list xml:id="list3834595917" text:style-name="L4">
        <text:list-item>
          <text:p text:style-name="P77"><text:span text:style-name="T16">Setup Jenkins as a daemon launched on start. See </text:span><text:span text:style-name="Source_20_Text"><text:span text:style-name="T17">/etc/init.d/jenkins</text:span></text:span><text:span text:style-name="T16"> for more details.</text:span></text:p>
        </text:list-item>
        <text:list-item>
          <text:p text:style-name="P78">Create a ‘jenkins’ user to run this service.</text:p>
        </text:list-item>
        <text:list-item>
          <text:p text:style-name="P77"><text:span text:style-name="T16">Direct console log output to the file </text:span><text:span text:style-name="Source_20_Text"><text:span text:style-name="T17">/var/log/jenkins/jenkins.log</text:span></text:span><text:span text:style-name="T16">. Check this file if you are troubleshooting Jenkins.</text:span></text:p>
        </text:list-item>
        <text:list-item>
          <text:p text:style-name="P77"><text:span text:style-name="T16">Populate </text:span><text:span text:style-name="Source_20_Text"><text:span text:style-name="T17">/etc/default/jenkins</text:span></text:span><text:span text:style-name="T16"> with configuration parameters for the launch, e.g </text:span><text:span text:style-name="Source_20_Text"><text:span text:style-name="T17">JENKINS_HOME</text:span></text:span></text:p>
        </text:list-item>
        <text:list-item>
          <text:p text:style-name="P78">Set Jenkins to listen on port 8080. Access this port with your browser to start configuration.</text:p>
        </text:list-item>
      </text:list>
      <table:table table:name="Table3" table:style-name="Table3">
        <table:table-column table:style-name="Table3.A"/>
        <table:table-column table:style-name="Table3.B"/>
        <table:table-row>
          <table:table-cell table:style-name="Table3.A1" office:value-type="string">
            <text:p text:style-name="P41"/>
          </table:table-cell>
          <table:table-cell table:style-name="Table3.B1" office:value-type="string">
            <text:p text:style-name="P42">If your <text:span text:style-name="Source_20_Text"><text:span text:style-name="T56">/etc/init.d/jenkins</text:span></text:span> file fails to start Jenkins, edit the <text:span text:style-name="Source_20_Text"><text:span text:style-name="T56">/etc/default/jenkins</text:span></text:span> to replace the <text:soft-page-break/>line <text:span text:style-name="Source_20_Text"><text:span text:style-name="T56">----HTTP_PORT=8080----</text:span></text:span> with <text:span text:style-name="Source_20_Text"><text:span text:style-name="T56">----HTTP_PORT=8081----</text:span></text:span> Here, "8081" was chosen but you can put another port available.</text:p>
          </table:table-cell>
        </table:table-row>
      </table:table>
      <text:p text:style-name="P36"/>
      <text:p text:style-name="P18">You can start the Jenkins service with the command:</text:p>
      <text:p text:style-name="P23"><text:span text:style-name="Source_20_Text"><text:span text:style-name="T9">sudo systemctl start jenkins</text:span></text:span></text:p>
      <text:p text:style-name="P18">You can check the status of the Jenkins service using the command:</text:p>
      <text:p text:style-name="P23"><text:span text:style-name="Source_20_Text"><text:span text:style-name="T8">sudo systemctl status jenkins</text:span></text:span></text:p>
      <text:p text:style-name="P18">If everything has been set up correctly, you should see an output like this:</text:p>
      <text:p text:style-name="P23"><text:span text:style-name="Source_20_Text"><text:span text:style-name="T9">Loaded: loaded (/etc/rc.d/init.d/jenkins; generated)</text:span></text:span></text:p>
      <text:p text:style-name="P58"><text:span text:style-name="Source_20_Text"><text:span text:style-name="T9">Active: active (running) since Tue 2018-11-13 16:19:01 +03; 4min 57s ago</text:span></text:span></text:p>
      <text:p text:style-name="P17"/>
      <text:p text:style-name="P19"><text:a xlink:type="simple" xlink:href="http://localhost:8080/" text:style-name="Internet_20_link" text:visited-style-name="Visited_20_Internet_20_Link"><text:span text:style-name="T52">http://localhost:808</text:span></text:a><text:a xlink:type="simple" xlink:href="http://localhost:8080/" text:style-name="Internet_20_link" text:visited-style-name="Visited_20_Internet_20_Link"><text:span text:style-name="T52">0</text:span></text:a></text:p>
      <text:p text:style-name="P19"/>
      <text:p text:style-name="P22"><text:span text:style-name="Source_20_Text"><text:span text:style-name="T57">sudo systemctl </text:span></text:span><text:span text:style-name="Source_20_Text"><text:span text:style-name="T58">disable</text:span></text:span><text:span text:style-name="Source_20_Text"><text:span text:style-name="T57"> jenkins</text:span></text:span></text:p>
      <text:p text:style-name="P19"/>
      <text:p text:style-name="P19"/>
      <table:table table:name="Table4" table:style-name="Table4">
        <table:table-column table:style-name="Table4.A"/>
        <table:table-row>
          <table:table-cell table:style-name="Table4.A1" office:value-type="string">
            <text:p text:style-name="P42">If you are installing Docker on a Linux-based operating system, ensure you configure Docker so it can be managed as a non-root user. Read more about this in Docker’s <text:a xlink:type="simple" xlink:href="https://docs.docker.com/engine/installation/linux/linux-postinstall/" text:style-name="Internet_20_link" text:visited-style-name="Visited_20_Internet_20_Link"><text:span text:style-name="T59">Post-installation steps for Linux</text:span></text:a> page of their documentation. This page also contains information about how to configure Docker to start on boot.</text:p>
          </table:table-cell>
        </table:table-row>
      </table:table>
      <text:p text:style-name="P36"/>
      <text:p text:style-name="P19"/>
      <text:p text:style-name="P19"><text:span text:style-name="T63">The recommended Docker image to use is the Official </text:span><text:a xlink:type="simple" xlink:href="https://hub.docker.com/r/jenkins/jenkins/" text:style-name="Internet_20_link" text:visited-style-name="Visited_20_Internet_20_Link"><text:span text:style-name="Source_20_Text"><text:span text:style-name="T60">jenkins/jenkins</text:span></text:span></text:a><text:a xlink:type="simple" xlink:href="https://hub.docker.com/r/jenkins/jenkins/" text:style-name="Internet_20_link" text:visited-style-name="Visited_20_Internet_20_Link"><text:span text:style-name="T61"> image</text:span></text:a><text:span text:style-name="T62"> </text:span><text:span text:style-name="T63">(from the </text:span><text:a xlink:type="simple" xlink:href="https://hub.docker.com/" text:style-name="Internet_20_link" text:visited-style-name="Visited_20_Internet_20_Link"><text:span text:style-name="T61">Docker Hub repository</text:span></text:a><text:span text:style-name="T63">). This image contains the current </text:span><text:a xlink:type="simple" xlink:href="https://www.jenkins.io/download" text:style-name="Internet_20_link" text:visited-style-name="Visited_20_Internet_20_Link"><text:span text:style-name="T61">Long-Term Support (LTS) release of Jenkins</text:span></text:a><text:span text:style-name="T62"> </text:span><text:span text:style-name="T63">(which is production-ready). However this image doesn’t have docker CLI inside it and is not bundled with frequently used Blue Ocean plugins and features. This means that if you want to use the full power of Jenkins and Docker you may want to go through described below installation process.</text:span></text:p>
      <text:p text:style-name="P15">To log in, use the username: "admin" and the administrator password you used to access the setup wizard.</text:p>
      <text:p text:style-name="P15"/>
      <text:p text:style-name="P16">https://www.jenkins.io/doc/book/installing/docker/</text:p>
      <text:p text:style-name="P9"><text:soft-page-break/></text:p>
      <text:p text:style-name="P9"/>
      <text:h text:style-name="P84" text:outline-level="1">octopus deploy</text:h>
      <text:p text:style-name="P3"/>
      <text:p text:style-name="P3"><text:a xlink:type="simple" xlink:href="http://localhost:8080/app#/users/sign-in" text:style-name="Internet_20_link" text:visited-style-name="Visited_20_Internet_20_Link">http://localhost:8080/app#/users/sign-in</text:a></text:p>
      <text:p text:style-name="P3"/>
      <text:p text:style-name="P3"><text:a xlink:type="simple" xlink:href="https://octopus.com/docs/guides/deploy-php-app/to-nginx/using-octopus-onprem-teamcity-builtin" text:style-name="Internet_20_link" text:visited-style-name="Visited_20_Internet_20_Link"><text:span text:style-name="T65">https://octopus.com/docs/guides/deploy-php-app/to-nginx/using-octopus-onprem-teamcity-builtin</text:span></text:a></text:p>
      <text:p text:style-name="P61"/>
      <text:p text:style-name="P3"/>
      <text:p text:style-name="P4">Build your stack</text:p>
      <text:p text:style-name="P9"><text:a xlink:type="simple" xlink:href="https://octopus.com/" text:style-name="Internet_20_link" text:visited-style-name="Visited_20_Internet_20_Link"><text:span text:style-name="T66">https://octopus.com/</text:span></text:a></text:p>
      <text:p text:style-name="P9"/>
      <text:p text:style-name="P4">first this</text:p>
      <text:p text:style-name="P4"><text:a xlink:type="simple" xlink:href="https://octopus.com/docs/guides/deploy-php-docker-app/to-k8s/using-octopus-onprem-jenkins-dockerhub" text:style-name="Internet_20_link" text:visited-style-name="Visited_20_Internet_20_Link">https://octopus.com/docs/guides/deploy-php-docker-app/to-k8s/using-octopus-onprem-jenkins-dockerhub</text:a></text:p>
      <text:p text:style-name="P4"/>
      <text:p text:style-name="P4">then commands from <text:a xlink:type="simple" xlink:href="https://realpython.com/python-continuous-integration/" text:style-name="Internet_20_link" text:visited-style-name="Visited_20_Internet_20_Link"><text:span text:style-name="T52">https://realpython.com/python-continuous-integration/</text:span></text:a></text:p>
      <text:p text:style-name="P5"><text:span text:style-name="T52">into </text:span><text:a xlink:type="simple" xlink:href="https://octopus.com/docs/guides/deploy-php-app/to-nginx/using-octopus-onprem-jenkins-builtin" text:style-name="Internet_20_link" text:visited-style-name="Visited_20_Internet_20_Link"><text:span text:style-name="T52">https://octopus.com/docs/guides/deploy-php-app/to-nginx/using-octopus-onprem-jenkins-builtin</text:span></text:a></text:p>
      <text:p text:style-name="P7"/>
      <text:p text:style-name="P8"><text:span text:style-name="T52">&gt;&gt;&gt; the pipeline for the corona visualizetion app </text:span><text:span text:style-name="T53">(python)</text:span></text:p>
      <text:p text:style-name="P7"/>
      <text:p text:style-name="P7">docker image</text:p>
      <text:p text:style-name="P5"><text:a xlink:type="simple" xlink:href="https://hub.docker.com/r/octopusdeploy/octopusdeploy" text:style-name="Internet_20_link" text:visited-style-name="Visited_20_Internet_20_Link"><text:span text:style-name="T52">https://hub.docker.com/r/octopusdeploy/octopusdeploy</text:span></text:a></text:p>
      <text:p text:style-name="P7"/>
      <text:p text:style-name="P5"><text:a xlink:type="simple" xlink:href="https://octopus.com/docs/installation" text:style-name="Internet_20_link" text:visited-style-name="Visited_20_Internet_20_Link"><text:span text:style-name="T64">https://octopus.com/docs/installation</text:span></text:a></text:p>
      <text:p text:style-name="P7"/>
      <text:p text:style-name="P9"/>
      <text:p text:style-name="P9"/>
      <text:p text:style-name="P9"/>
      <text:h text:style-name="Heading_20_2" text:outline-level="2"><text:span text:style-name="T71">using</text:span> docker </text:h>
      <text:p text:style-name="P11"/>
      <text:p text:style-name="P57"><text:span text:style-name="Source_20_Text"><text:span text:style-name="T40">docker run --name OctopusDeploy --publish 1322:8080 --env ACCEPT_EULA="Y" --env DB_CONNECTION_STRING="..." --volume "C:\Octopus\Data:C:\Octopus" octopusdeploy/octopusdeploy</text:span></text:span></text:p>
      <text:p text:style-name="P75"/>
      <text:p text:style-name="P33"><text:span text:style-name="T41">Once the container is ready, Octopus Server can be accessed on port </text:span><text:a xlink:type="simple" xlink:href="http://localhost:1322/" text:style-name="Internet_20_link" text:visited-style-name="Visited_20_Internet_20_Link"><text:span text:style-name="T42">http://localhost:1322</text:span></text:a><text:span text:style-name="T41">.</text:span></text:p>
      <text:p text:style-name="Text_20_body"><text:line-break/></text:p>
      <text:h text:style-name="Heading_20_2" text:outline-level="2"><text:span text:style-name="T72">using </text:span><text:span text:style-name="Source_20_Text"><text:span text:style-name="T43">docker-compose</text:span></text:span><text:span text:style-name="Source_20_Text"><text:span text:style-name="T26"> </text:span></text:span></text:h>
      <text:p text:style-name="P12"/>
      <text:p text:style-name="P13"><text:a xlink:type="simple" xlink:href="https://hub.docker.com/r/octopusdeploy/octopusdeploy" text:style-name="Internet_20_link" text:visited-style-name="Visited_20_Internet_20_Link">https://hub.docker.com/r/octopusdeploy/octopusdeploy</text:a></text:p>
      <text:p text:style-name="P13"><text:a xlink:type="simple" xlink:href="https://octopus.com/docs/installation/octopus-in-container/docker-compose-linux" text:style-name="Internet_20_link" text:visited-style-name="Visited_20_Internet_20_Link">https://octopus.com/docs/installation/octopus-in-container/docker-compose-linux</text:a></text:p>
      <text:p text:style-name="P13"><text:soft-page-break/></text:p>
      <text:p text:style-name="P80">Start both containers by running:</text:p>
      <text:p text:style-name="P51"><text:span text:style-name="Source_20_Text"><text:span text:style-name="T25">docker-compose --project-name Octopus up -d</text:span></text:span></text:p>
      <text:p text:style-name="P50"><text:span text:style-name="T27">When both containers are healthy, you can browse directly to </text:span><text:span text:style-name="Source_20_Text"><text:span text:style-name="T28">http://localhost:8080</text:span></text:span><text:span text:style-name="T27"> from your host machine.</text:span></text:p>
      <text:p text:style-name="P26"><text:bookmark text:name="upgrade-with-docker-compose1"/><text:line-break/><text:line-break/></text:p>
      <text:p text:style-name="P46"/>
      <text:h text:style-name="Heading_20_1" text:outline-level="1"><text:bookmark text:name="Starting+TeamCity+server"/>TeamCity</text:h>
      <text:p text:style-name="P45"/>
      <text:p text:style-name="P45">/home/jb/TeamCity-2020.2.4/TeamCity/bin/</text:p>
      <text:p text:style-name="P34"><text:span text:style-name="Source_20_Text"><text:span text:style-name="T49">sh </text:span></text:span><text:span text:style-name="Source_20_Text"><text:span text:style-name="T47">runAll.</text:span></text:span><text:span text:style-name="Source_20_Text"><text:span text:style-name="T48">sh start</text:span></text:span></text:p>
      <text:p text:style-name="P34"><text:span text:style-name="Source_20_Text"><text:span text:style-name="T49">sh </text:span></text:span><text:span text:style-name="Source_20_Text"><text:span text:style-name="T47">runAll.</text:span></text:span><text:span text:style-name="Source_20_Text"><text:span text:style-name="T48">sh st</text:span></text:span><text:span text:style-name="Source_20_Text"><text:span text:style-name="T49">op</text:span></text:span></text:p>
      <text:p text:style-name="P34"><text:span text:style-name="Source_20_Text"><text:span text:style-name="T46"/></text:span></text:p>
      <text:p text:style-name="P45"><text:bookmark text:name="6161998"/><text:bookmark text:name="39d7f3f7"/><text:span text:style-name="T44">(evaluation only) To start/stop the TeamCity server and one default agent at the same time</text:span><text:span text:style-name="T45">, use the </text:span><text:bookmark text:name="2c76e6b3"/><text:span text:style-name="Source_20_Text"><text:span text:style-name="T46">runAll</text:span></text:span><text:span text:style-name="T45"> script, for example:</text:span></text:p>
      <text:list xml:id="list967202511" text:style-name="L5">
        <text:list-item>
          <text:p text:style-name="P79"><text:bookmark text:name="c12be38e"/><text:bookmark text:name="37f02e70"/><text:span text:style-name="T45">Use </text:span><text:bookmark text:name="3484564f"/><text:span text:style-name="Source_20_Text"><text:span text:style-name="T47">runAll.</text:span></text:span><text:span text:style-name="Source_20_Text"><text:span text:style-name="T48">sh</text:span></text:span><text:span text:style-name="Source_20_Text"><text:span text:style-name="T47"> start</text:span></text:span><text:span text:style-name="T45"> to start the server and the default agent</text:span></text:p>
        </text:list-item>
        <text:list-item>
          <text:p text:style-name="P79"><text:bookmark text:name="d0c4c7d"/><text:span text:style-name="T45">Use </text:span><text:bookmark text:name="50cbefb3"/><text:span text:style-name="Source_20_Text"><text:span text:style-name="T46">runAll.bat stop</text:span></text:span><text:span text:style-name="T45"> to stop the server and the default agent</text:span></text:p>
        </text:list-item>
      </text:list>
      <text:p text:style-name="P45"><text:a xlink:type="simple" xlink:href="https://www.jetbrains.com/help/teamcity/installing-and-configuring-the-teamcity-server.html#Starting+TeamCity+server" text:style-name="Internet_20_link" text:visited-style-name="Visited_20_Internet_20_Link"/></text:p>
      <text:p text:style-name="P45"><text:a xlink:type="simple" xlink:href="https://www.jetbrains.com/help/teamcity/installing-and-configuring-the-teamcity-server.html#Starting+TeamCity+server" text:style-name="Internet_20_link" text:visited-style-name="Visited_20_Internet_20_Link">https://www.jetbrains.com/help/teamcity/installing-and-configuring-the-teamcity-server.html#Starting+TeamCity+server</text:a></text:p>
      <text:p text:style-name="P45"/>
      <text:p text:style-name="P45"/>
      <text:p text:style-name="P45"/>
      <text:h text:style-name="Heading_20_1" text:outline-level="1">PyCharm</text:h>
      <text:p text:style-name="Text_20_body"/>
      <text:p text:style-name="Text_20_body">/home/jb/pycharm-community-2021.1/pycharm-community-2021.1/bin/</text:p>
      <text:p text:style-name="Text_20_body"/>
      <text:p text:style-name="P47"><text:bookmark text:name="149b2d9f"/>Run <text:bookmark text:name="47dcbc06"/><text:span text:style-name="T73">pycharm.sh</text:span> from the <text:bookmark text:name="e8c3c546"/><text:span text:style-name="T73">bin</text:span> subdirectory.</text:p>
      <text:section text:style-name="Sect1" text:name="d642a5a5">
        <text:p text:style-name="P35"><text:bookmark text:name="code-AIIWyzgZqK"/><text:span text:style-name="Source_20_Text"><text:span text:style-name="T51">sh</text:span></text:span><text:span text:style-name="Source_20_Text"><text:span text:style-name="T50"> pycharm.sh</text:span></text:span></text:p>
      </text:section>
      <text:p text:style-name="P48"/>
      <text:p text:style-name="P48"><text:soft-page-break/></text:p>
      <text:p text:style-name="P48"/>
      <text:h text:style-name="Heading_20_1" text:outline-level="1">Other tools</text:h>
      <text:p text:style-name="Text_20_body"/>
      <text:p text:style-name="Text_20_body"><text:a xlink:type="simple" xlink:href="https://www.g2.com/categories/continuous-integration" text:style-name="Internet_20_link" text:visited-style-name="Visited_20_Internet_20_Link">https://www.g2.com/categories/continuous-integration</text:a></text:p>
      <text:p text:style-name="Text_20_body"><text:a xlink:type="simple" xlink:href="https://www.g2.com/categories/continuous-delivery" text:style-name="Internet_20_link" text:visited-style-name="Visited_20_Internet_20_Link">https://www.g2.com/categories/continuous-delivery</text:a></text:p>
      <text:p text:style-name="Text_20_body"><text:a xlink:type="simple" xlink:href="https://www.g2.com/categories/build-automation" text:style-name="Internet_20_link" text:visited-style-name="Visited_20_Internet_20_Link">https://www.g2.com/categories/build-automation</text:a></text:p>
      <text:p text:style-name="Text_20_body"><text:a xlink:type="simple" xlink:href="https://www.g2.com/categories/configuration-management" text:style-name="Internet_20_link" text:visited-style-name="Visited_20_Internet_20_Link">https://www.g2.com/categories/configuration-management</text:a></text:p>
      <text:p text:style-name="Text_20_body"><text:a xlink:type="simple" xlink:href="https://www.g2.com/categories/cloud-infrastructure-automation" text:style-name="Internet_20_link" text:visited-style-name="Visited_20_Internet_20_Link">https://www.g2.com/categories/cloud-infrastructure-automation</text:a></text:p>
      <text:p text:style-name="P49"><text:a xlink:type="simple" xlink:href="https://www.g2.com/categories/other-continuous-delivery" text:style-name="Internet_20_link" text:visited-style-name="Visited_20_Internet_20_Link">https://www.g2.com/categories/other-continuous-delivery</text:a></text:p>
      <text:p text:style-name="P49"/>
      <text:p text:style-name="P49"/>
      <text:list xml:id="list3443306609" text:style-name="L6">
        <text:list-item>
          <text:p text:style-name="P62">Continuous Integration</text:p>
        </text:list-item>
        <text:list-item>
          <text:p text:style-name="P62">Continuous Delivery</text:p>
        </text:list-item>
        <text:list-item>
          <text:p text:style-name="P62">Build Automation</text:p>
        </text:list-item>
        <text:list-item>
          <text:p text:style-name="P62">Configuration Management </text:p>
        </text:list-item>
        <text:list-item>
          <text:p text:style-name="P62">Cloud Infrastructure Automation</text:p>
        </text:list-item>
      </text:list>
      <text:p text:style-name="P6"/>
      <text:p text:style-name="P6"/>
      <text:p text:style-name="P6"/>
      <text:h text:style-name="Heading_20_1" text:outline-level="1">GitHub actions</text:h>
      <text:p text:style-name="P6"/>
      <text:p text:style-name="P6"><text:a xlink:type="simple" xlink:href="https://github.com/features/actions" text:style-name="Internet_20_link" text:visited-style-name="Visited_20_Internet_20_Link">https://github.com/features/actions</text:a></text:p>
      <text:p text:style-name="P6"><text:a xlink:type="simple" xlink:href="https://docs.github.com/en/actions/quickstart" text:style-name="Internet_20_link" text:visited-style-name="Visited_20_Internet_20_Link">https://docs.github.com/en/actions/quickstart</text:a></text:p>
      <text:p text:style-name="P6"/>
      <text:p text:style-name="P6"><text:a xlink:type="simple" xlink:href="https://github.com/actions/starter-workflows/tree/main/ci" text:style-name="Internet_20_link" text:visited-style-name="Visited_20_Internet_20_Link">https://github.com/actions/starter-workflows/tree/main/ci</text:a></text:p>
      <text:p text:style-name="P6"/>
      <text:p text:style-name="P6"/>
      <text:p text:style-name="P6"/>
      <text:h text:style-name="Heading_20_1" text:outline-level="1">CircleCI</text:h>
      <text:p text:style-name="Text_20_body"/>
      <text:p text:style-name="Text_20_body"><text:a xlink:type="simple" xlink:href="https://circleci.com/" text:style-name="Internet_20_link" text:visited-style-name="Visited_20_Internet_20_Link">https://circleci.com/</text:a></text:p>
      <text:p text:style-name="Text_20_body"/>
      <text:p text:style-name="Text_20_body"><text:a xlink:type="simple" xlink:href="https://circleci.com/blog/setting-up-continuous-integration-with-github/#c-consent-modal" text:style-name="Internet_20_link" text:visited-style-name="Visited_20_Internet_20_Link"><text:span text:style-name="T66">https://circleci.com/blog/setting-up-continuous-integration-with-github/#c-consent-modal</text:span></text:a></text:p>
      <text:p text:style-name="Text_20_body"><text:soft-page-break/></text:p>
      <text:p text:style-name="Text_20_body"/>
      <text:p text:style-name="P6"/>
      <text:p text:style-name="P6"><text:a xlink:type="simple" xlink:href="https://circleci.com/blog/setting-up-continuous-integration-with-github/#c-consent-modal" text:style-name="Internet_20_link" text:visited-style-name="Visited_20_Internet_20_Link">https://circleci.com/blog/setting-up-continuous-integration-with-github/#c-consent-modal</text:a></text:p>
      <text:p text:style-name="P6"/>
      <text:p text:style-name="P6"/>
      <text:p text:style-name="P6"/>
      <text:p text:style-name="P6"/>
      <text:h text:style-name="Heading_20_1" text:outline-level="1">Travis CI</text:h>
      <text:p text:style-name="P14"><text:a xlink:type="simple" xlink:href="https://sweetcode.io/flask-app-github-travis-heroku/" text:style-name="Internet_20_link" text:visited-style-name="Visited_20_Internet_20_Link">https://sweetcode.io/flask-app-github-travis-heroku/</text:a></text:p>
      <text:p text:style-name="P14"/>
      <text:p text:style-name="P14"><text:a xlink:type="simple" xlink:href="https://github.com/gudlucsam/ci-cd-with-travis" text:style-name="Internet_20_link" text:visited-style-name="Visited_20_Internet_20_Link">https://github.com/gudlucsam/ci-cd-with-travis</text:a></text:p>
      <text:p text:style-name="P14"/>
      <text:p text:style-name="P6"><text:a xlink:type="simple" xlink:href="https://blog.travis-ci.com/2019-05-30-setting-up-a-ci-cd-process-on-github" text:style-name="Internet_20_link" text:visited-style-name="Visited_20_Internet_20_Link">https://blog.travis-ci.com/2019-05-30-setting-up-a-ci-cd-process-on-github</text:a></text:p>
      <text:p text:style-name="P6"/>
      <text:p text:style-name="P6"><text:a xlink:type="simple" xlink:href="https://codeburst.io/ci-cd-with-github-travis-ci-and-heroku-e088a24f32ef" text:style-name="Internet_20_link" text:visited-style-name="Visited_20_Internet_20_Link">https://codeburst.io/ci-cd-with-github-travis-ci-and-heroku-e088a24f32ef</text:a></text:p>
      <text:p text:style-name="P63"/>
      <text:p text:style-name="P63"><text:a xlink:type="simple" xlink:href="https://travis-ci.org/" text:style-name="Internet_20_link" text:visited-style-name="Visited_20_Internet_20_Link">https://travis-ci.org/</text:a></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Monaco, 'Andale Mono', 'Ubuntu Mono', monospace"/>
    <style:font-face style:name="Consolas" svg:font-family="Consolas, monaco, monospace"/>
    <style:font-face style:name="Inter-Regular" svg:font-family="Inter-Regular, system-ui, apple-system, BlinkMacSystemFont, 'Segoe UI', Roboto, 'Helvetica Neue', Helvetica, Arial, sans-serif"/>
    <style:font-face style:name="JetBrains Mono" svg:font-family="'JetBrains Mono', 'var wt-font-family-mono'"/>
    <style:font-face style:name="Menlo" svg:font-family="Menlo, Monaco, Consolas, 'Courier New', monospace"/>
    <style:font-face style:name="Open Sans" svg:font-family="'Open Sans', sans-serif"/>
    <style:font-face style:name="Roboto" svg:font-family="Roboto, 'Helvetica Neue', Helvetica, Arial, sans-serif"/>
    <style:font-face style:name="SFMono-Regular2" svg:font-family="SFMono-Regular, Consolas, 'Liberation Mono', Menlo, Courier, monospace"/>
    <style:font-face style:name="SFMono-Regular" svg:font-family="SFMono-Regular, Menlo, Monaco, Consolas, 'Liberation Mono', 'Courier New', monospace"/>
    <style:font-face style:name="SFMono-Regular1" svg:font-family="SFMono-Regular, Menlo, Monaco, Consolas, 'liberation mono', 'courier new', monospace"/>
    <style:font-face style:name="Segoe UI" svg:font-family="'Segoe UI', 'Helvetica Neue', Helvetica, Arial, sans-serif"/>
    <style:font-face style:name="Ubuntu Mono" svg:font-family="'Ubuntu Mono', consolas, monaco, monospace"/>
    <style:font-face style:name="charter" svg:font-family="charter, Georgia, Cambria, 'Times New Roman', Times, serif"/>
    <style:font-face style:name="inherit" svg:font-family="inherit"/>
    <style:font-face style:name="lato" svg:font-family="lato, Roboto, 'Open Sans', sans-serif"/>
    <style:font-face style:name="monospace" svg:font-family="monospace"/>
    <style:font-face style:name="system-ui" svg:font-family="system-ui, apple-system, BlinkMacSystemFont, 'Segoe UI', Roboto, Oxygen, Ubuntu, Cantarell, 'Droid Sans', 'Helvetica Neue',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6:22:29.335182056</meta:creation-date>
    <dc:date>2021-04-26T01:04:57.394260616</dc:date>
    <meta:editing-duration>P1DT1H59M12S</meta:editing-duration>
    <meta:editing-cycles>11</meta:editing-cycles>
    <meta:generator>LibreOffice/6.1.5.2$Linux_X86_64 LibreOffice_project/10$Build-2</meta:generator>
    <meta:document-statistic meta:table-count="2" meta:image-count="0" meta:object-count="0" meta:page-count="9" meta:paragraph-count="157" meta:word-count="906" meta:character-count="7956" meta:non-whitespace-character-count="7191"/>
  </office:meta>
</office:document-meta>
</file>